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40D03B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DejaVu Sans" svg:font-family="'DejaVu Sans'" style:font-family-generic="system" style:font-pitch="variable"/>
    <style:font-face style:name="Georgia" svg:font-family="Georgia"/>
    <style:font-face style:name="Liberation Sans" svg:font-family="'Liberation Sans'" style:font-family-generic="swiss" style:font-pitch="variable"/>
    <style:font-face style:name="OpenSymbol" svg:font-family="OpenSymbol" style:font-charset="x-symbol"/>
    <style:font-face style:name="STZhongsong" svg:font-family="STZhongsong, 'MS Mincho'"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able_20_Contents">
      <style:text-properties officeooo:paragraph-rsid="01bf8e52"/>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1bf8e52"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1bf8e52" style:font-size-asian="8pt" style:font-name-complex="Arial2"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P6" style:family="paragraph" style:parent-style-name="Standard">
      <style:paragraph-properties fo:text-align="center" style:justify-single-word="false"/>
      <style:text-properties fo:color="#000000" loext:opacity="100%" style:font-name="Arial1" fo:font-size="10pt" fo:letter-spacing="-0.002in" fo:language="en" fo:country="GB" fo:font-style="italic" fo:font-weight="normal" officeooo:rsid="00aab3af" officeooo:paragraph-rsid="01d2bb24" fo:background-color="transparent" style:font-size-asian="10pt" style:language-asian="en" style:country-asian="US" style:font-style-asian="italic" style:font-weight-asian="normal" style:font-name-complex="Arial2" style:font-size-complex="10pt" style:font-style-complex="italic" style:font-weight-complex="normal"/>
    </style:style>
    <style:style style:name="P7" style:family="paragraph" style:parent-style-name="Standard">
      <style:paragraph-properties fo:text-align="justify" style:justify-single-word="false"/>
      <style:text-properties fo:color="#000000" loext:opacity="100%" style:font-name="Arial1" fo:font-size="10pt" fo:letter-spacing="-0.002in" fo:language="en" fo:country="GB" fo:font-style="italic" fo:font-weight="normal" officeooo:rsid="00aab3af" officeooo:paragraph-rsid="01d2bb24" fo:background-color="transparent" style:font-size-asian="10pt" style:language-asian="en" style:country-asian="US" style:font-style-asian="italic" style:font-weight-asian="normal" style:font-name-complex="Arial2" style:font-size-complex="10pt" style:font-style-complex="italic" style:font-weight-complex="normal"/>
    </style:style>
    <style:style style:name="P8" style:family="paragraph" style:parent-style-name="Standard">
      <style:paragraph-properties fo:line-height="115%" fo:text-align="start" style:justify-single-word="false" style:writing-mode="lr-tb"/>
      <style:text-properties fo:font-size="9pt" fo:language="en" fo:country="US" officeooo:paragraph-rsid="01c17d6d" style:font-size-asian="9pt" style:font-size-complex="9pt"/>
    </style:style>
    <style:style style:name="P9" style:family="paragraph" style:parent-style-name="Standard">
      <style:paragraph-properties fo:line-height="115%" fo:text-align="center" style:justify-single-word="false" style:writing-mode="lr-tb"/>
      <style:text-properties fo:font-size="9pt" fo:language="en" fo:country="US" officeooo:paragraph-rsid="01c17d6d" style:font-size-asian="9pt" style:font-size-complex="9pt"/>
    </style:style>
    <style:style style:name="P10" style:family="paragraph" style:parent-style-name="Standard">
      <style:paragraph-properties fo:line-height="115%" fo:text-align="end" style:justify-single-word="false" style:writing-mode="lr-tb"/>
      <style:text-properties fo:font-size="9pt" fo:language="en" fo:country="US" officeooo:paragraph-rsid="01c17d6d" style:font-size-asian="9pt" style:font-size-complex="9pt"/>
    </style:style>
    <style:style style:name="P11" style:family="paragraph" style:parent-style-name="Standard">
      <style:paragraph-properties fo:text-align="center" style:justify-single-word="false">
        <style:tab-stops>
          <style:tab-stop style:position="1.25in"/>
        </style:tab-stops>
      </style:paragraph-properties>
      <style:text-properties fo:font-size="10pt" officeooo:paragraph-rsid="01d2bb24" style:font-size-asian="10pt" style:font-size-complex="10pt"/>
    </style:style>
    <style:style style:name="P12" style:family="paragraph" style:parent-style-name="Standard">
      <style:paragraph-properties fo:text-align="justify" style:justify-single-word="false">
        <style:tab-stops>
          <style:tab-stop style:position="1.25in"/>
        </style:tab-stops>
      </style:paragraph-properties>
      <style:text-properties fo:font-size="10pt" officeooo:paragraph-rsid="01d2bb24" style:font-size-asian="10pt" style:font-size-complex="10pt"/>
    </style:style>
    <style:style style:name="P13" style:family="paragraph" style:parent-style-name="Heading_20_2">
      <style:paragraph-properties fo:text-align="center" style:justify-single-word="false"/>
      <style:text-properties fo:font-size="12pt" officeooo:paragraph-rsid="01d2bb24" style:font-size-asian="12pt" style:font-size-complex="12pt"/>
    </style:style>
    <style:style style:name="P14" style:family="paragraph" style:parent-style-name="Heading_20_2">
      <style:paragraph-properties fo:text-align="center" style:justify-single-word="false" fo:break-before="page"/>
      <style:text-properties fo:font-size="12pt" officeooo:paragraph-rsid="01d2bb24" style:font-size-asian="12pt" style:font-size-complex="12pt"/>
    </style:style>
    <style:style style:name="P15" style:family="paragraph" style:parent-style-name="Heading_20_2">
      <style:paragraph-properties fo:text-align="center" style:justify-single-word="false"/>
      <style:text-properties fo:font-size="12pt" fo:font-style="normal" officeooo:paragraph-rsid="01d2bb24" style:font-size-asian="12pt" style:font-style-asian="normal" style:font-size-complex="12pt" style:font-style-complex="normal"/>
    </style:style>
    <style:style style:name="P16" style:family="paragraph" style:parent-style-name="Heading_20_2">
      <style:paragraph-properties fo:text-align="center" style:justify-single-word="false"/>
      <style:text-properties officeooo:paragraph-rsid="01d2bb24"/>
    </style:style>
    <style:style style:name="P17" style:family="paragraph" style:parent-style-name="Heading_20_1">
      <style:paragraph-properties fo:text-align="center" style:justify-single-word="false"/>
      <style:text-properties fo:font-size="15pt" officeooo:paragraph-rsid="01d2bb24" style:font-size-asian="15pt" style:font-size-complex="15pt"/>
    </style:style>
    <style:style style:name="P18" style:family="paragraph" style:parent-style-name="Heading_20_1">
      <style:paragraph-properties fo:text-align="center" style:justify-single-word="false" fo:break-before="page"/>
      <style:text-properties fo:font-size="15pt" officeooo:paragraph-rsid="01d2bb24" style:font-size-asian="15pt" style:font-size-complex="15pt"/>
    </style:style>
    <style:style style:name="P19" style:family="paragraph" style:parent-style-name="Heading_20_1">
      <style:paragraph-properties fo:text-align="center" style:justify-single-word="false"/>
      <style:text-properties fo:font-size="15pt" fo:language="en" fo:country="GB" style:text-underline-style="none" fo:font-weight="bold" officeooo:paragraph-rsid="01d2bb24" style:font-size-asian="15pt" style:font-weight-asian="bold" style:font-size-complex="15pt" style:font-weight-complex="bold"/>
    </style:style>
    <style:style style:name="P20" style:family="paragraph" style:parent-style-name="Standard">
      <style:paragraph-properties fo:text-align="justify" style:justify-single-word="false">
        <style:tab-stops>
          <style:tab-stop style:position="0.5in"/>
        </style:tab-stops>
      </style:paragraph-properties>
      <style:text-properties officeooo:paragraph-rsid="01d2bb24"/>
    </style:style>
    <style:style style:name="P21" style:family="paragraph" style:parent-style-name="Standard">
      <style:paragraph-properties fo:text-align="justify" style:justify-single-word="false">
        <style:tab-stops>
          <style:tab-stop style:position="1.25in"/>
        </style:tab-stops>
      </style:paragraph-properties>
      <style:text-properties officeooo:paragraph-rsid="01d2bb24"/>
    </style:style>
    <style:style style:name="P22" style:family="paragraph" style:parent-style-name="Standard">
      <style:paragraph-properties fo:text-align="justify" style:justify-single-word="false"/>
      <style:text-properties officeooo:paragraph-rsid="01d2bb24"/>
    </style:style>
    <style:style style:name="P23" style:family="paragraph" style:parent-style-name="Standard">
      <style:paragraph-properties fo:text-align="justify" style:justify-single-word="false"/>
      <style:text-properties style:font-name="Arial1" officeooo:paragraph-rsid="01d2bb24"/>
    </style:style>
    <style:style style:name="P24" style:family="paragraph" style:parent-style-name="Standard">
      <style:paragraph-properties fo:text-align="justify" style:justify-single-word="false"/>
      <style:text-properties style:font-name="Arial1" fo:language="en" fo:country="GB" officeooo:paragraph-rsid="01d2bb24"/>
    </style:style>
    <style:style style:name="P25" style:family="paragraph" style:parent-style-name="Standard">
      <style:paragraph-properties fo:text-align="justify" style:justify-single-word="false"/>
      <style:text-properties style:font-name="Arial1" fo:language="en" fo:country="GB" fo:font-weight="bold" officeooo:paragraph-rsid="01d2bb24" style:font-weight-asian="bold"/>
    </style:style>
    <style:style style:name="P26" style:family="paragraph" style:parent-style-name="Standard">
      <style:paragraph-properties fo:text-align="center" style:justify-single-word="false"/>
      <style:text-properties style:font-name="Arial1" fo:language="en" fo:country="GB" fo:font-weight="bold" officeooo:rsid="00b48e0d" officeooo:paragraph-rsid="01d2bb24" style:font-weight-asian="bold"/>
    </style:style>
    <style:style style:name="P27" style:family="paragraph" style:parent-style-name="Standard">
      <style:paragraph-properties fo:text-align="justify" style:justify-single-word="false"/>
      <style:text-properties style:font-name="Arial1" fo:language="en" fo:country="GB" fo:font-weight="bold" officeooo:paragraph-rsid="01d2bb24" style:font-weight-asian="bold" style:font-weight-complex="bold"/>
    </style:style>
    <style:style style:name="P28" style:family="paragraph" style:parent-style-name="Standard">
      <style:paragraph-properties fo:text-align="center" style:justify-single-word="false"/>
      <style:text-properties style:font-name="Arial1" fo:language="en" fo:country="GB" fo:font-weight="bold" officeooo:paragraph-rsid="01d2bb24" style:font-weight-asian="bold" style:font-weight-complex="bold"/>
    </style:style>
    <style:style style:name="P29" style:family="paragraph" style:parent-style-name="Standard">
      <style:paragraph-properties fo:text-align="center" style:justify-single-word="false"/>
      <style:text-properties style:font-name="Arial1" fo:language="en" fo:country="GB" fo:font-weight="bold" officeooo:rsid="00b6e49e" officeooo:paragraph-rsid="01d2bb24" style:font-weight-asian="bold" style:font-weight-complex="bold"/>
    </style:style>
    <style:style style:name="P30" style:family="paragraph" style:parent-style-name="Standard">
      <style:paragraph-properties fo:text-align="center" style:justify-single-word="false"/>
      <style:text-properties style:font-name="Arial1" fo:language="en" fo:country="GB" fo:font-weight="bold" officeooo:paragraph-rsid="01d2bb24" style:font-weight-asian="bold"/>
    </style:style>
    <style:style style:name="P31" style:family="paragraph" style:parent-style-name="Standard">
      <style:paragraph-properties fo:text-align="center" style:justify-single-word="false"/>
      <style:text-properties style:font-name="Arial1" fo:language="en" fo:country="GB" fo:font-weight="bold" officeooo:paragraph-rsid="01d2bb24" fo:background-color="transparent" style:font-weight-asian="bold"/>
    </style:style>
    <style:style style:name="P32" style:family="paragraph" style:parent-style-name="Standard">
      <style:paragraph-properties fo:text-align="center" style:justify-single-word="false"/>
      <style:text-properties style:font-name="Arial1" fo:language="en" fo:country="GB" fo:font-weight="bold" officeooo:paragraph-rsid="01d2bb24" fo:background-color="transparent" style:font-weight-asian="bold" style:font-weight-complex="bold"/>
    </style:style>
    <style:style style:name="P33" style:family="paragraph" style:parent-style-name="Standard">
      <style:paragraph-properties fo:text-align="justify" style:justify-single-word="false"/>
      <style:text-properties style:font-name="Arial1" fo:language="en" fo:country="GB" fo:font-weight="bold" officeooo:paragraph-rsid="01d2bb24" fo:background-color="transparent" style:font-weight-asian="bold" style:font-weight-complex="bold"/>
    </style:style>
    <style:style style:name="P34" style:family="paragraph" style:parent-style-name="Standard">
      <style:paragraph-properties fo:text-align="justify" style:justify-single-word="false"/>
      <style:text-properties style:font-name="Arial1" fo:language="en" fo:country="GB" fo:font-weight="bold" officeooo:paragraph-rsid="01d2bb24" fo:background-color="transparent" style:font-weight-asian="bold"/>
    </style:style>
    <style:style style:name="P35" style:family="paragraph" style:parent-style-name="Standard">
      <style:paragraph-properties fo:text-align="center" style:justify-single-word="false"/>
      <style:text-properties style:font-name="Arial1" fo:language="en" fo:country="GB" officeooo:paragraph-rsid="01d2bb24"/>
    </style:style>
    <style:style style:name="P36" style:family="paragraph" style:parent-style-name="Standard">
      <style:paragraph-properties fo:text-align="center" style:justify-single-word="false"/>
      <style:text-properties style:font-name="Arial1" fo:language="en" fo:country="GB" fo:font-weight="normal" officeooo:paragraph-rsid="01d2bb24" fo:background-color="transparent" style:font-weight-asian="normal" style:font-weight-complex="normal"/>
    </style:style>
    <style:style style:name="P37" style:family="paragraph" style:parent-style-name="Standard">
      <style:paragraph-properties fo:text-align="center" style:justify-single-word="false"/>
      <style:text-properties style:font-name="Arial1" fo:language="en" fo:country="GB" fo:font-style="italic" fo:font-weight="bold" officeooo:paragraph-rsid="01d2bb24" style:font-style-asian="italic" style:font-weight-asian="bold" style:font-style-complex="italic" style:font-weight-complex="bold"/>
    </style:style>
    <style:style style:name="P38" style:family="paragraph" style:parent-style-name="Standard">
      <style:paragraph-properties fo:text-align="justify" style:justify-single-word="false"/>
      <style:text-properties style:font-name="Arial1" fo:language="en" fo:country="GB" officeooo:rsid="00c9833e" officeooo:paragraph-rsid="01d2bb24" fo:background-color="#ffff00"/>
    </style:style>
    <style:style style:name="P39" style:family="paragraph" style:parent-style-name="Standard">
      <style:paragraph-properties fo:text-align="justify" style:justify-single-word="false"/>
      <style:text-properties style:font-name="Arial1" fo:language="en" fo:country="GB" officeooo:paragraph-rsid="01d2bb24" fo:background-color="transparent"/>
    </style:style>
    <style:style style:name="P40" style:family="paragraph" style:parent-style-name="Standard">
      <style:paragraph-properties fo:text-align="center" style:justify-single-word="false"/>
      <style:text-properties style:font-name="Arial1" fo:language="en" fo:country="GB" officeooo:paragraph-rsid="01d2bb24" fo:background-color="transparent"/>
    </style:style>
    <style:style style:name="P41" style:family="paragraph" style:parent-style-name="Standard">
      <style:paragraph-properties fo:text-align="center" style:justify-single-word="false"/>
      <style:text-properties style:font-name="Arial1" officeooo:paragraph-rsid="01d2bb24"/>
    </style:style>
    <style:style style:name="P42" style:family="paragraph" style:parent-style-name="Standard">
      <style:paragraph-properties fo:text-align="justify" style:justify-single-word="false"/>
      <style:text-properties style:font-name="Arial1" fo:font-style="italic" officeooo:paragraph-rsid="01d2bb24" style:font-style-asian="italic"/>
    </style:style>
    <style:style style:name="P43" style:family="paragraph" style:parent-style-name="Standard">
      <style:paragraph-properties fo:text-align="center" style:justify-single-word="false"/>
      <style:text-properties style:font-name="Arial1" officeooo:paragraph-rsid="01d2bb24" fo:background-color="transparent"/>
    </style:style>
    <style:style style:name="P44" style:family="paragraph" style:parent-style-name="Standard">
      <style:paragraph-properties fo:text-align="center" style:justify-single-word="false" fo:break-before="page"/>
      <style:text-properties style:font-name="Arial1" officeooo:paragraph-rsid="01d2bb24" fo:background-color="transparent"/>
    </style:style>
    <style:style style:name="P45" style:family="paragraph" style:parent-style-name="Standard">
      <style:paragraph-properties fo:text-align="justify" style:justify-single-word="false">
        <style:tab-stops>
          <style:tab-stop style:position="1.25in"/>
        </style:tab-stops>
      </style:paragraph-properties>
      <style:text-properties style:font-name="Arial1" fo:font-size="10pt" fo:font-weight="normal" officeooo:paragraph-rsid="01d2bb24" style:font-size-asian="10pt" style:font-weight-asian="normal" style:font-size-complex="10pt" style:font-weight-complex="normal"/>
    </style:style>
    <style:style style:name="P46" style:family="paragraph" style:parent-style-name="Standard">
      <style:paragraph-properties fo:text-align="justify" style:justify-single-word="false">
        <style:tab-stops>
          <style:tab-stop style:position="0.5in"/>
        </style:tab-stops>
      </style:paragraph-properties>
      <style:text-properties style:font-name="Arial1" fo:font-size="10pt" fo:font-weight="normal" officeooo:paragraph-rsid="01d2bb24" style:font-size-asian="10pt" style:font-weight-asian="normal" style:font-size-complex="10pt" style:font-weight-complex="normal"/>
    </style:style>
    <style:style style:name="P47" style:family="paragraph" style:parent-style-name="Standard">
      <style:paragraph-properties fo:text-align="center" style:justify-single-word="false"/>
      <style:text-properties style:font-name="Arial1" fo:font-size="10pt" fo:font-weight="normal" officeooo:paragraph-rsid="01d2bb24"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style:font-name="Arial1" fo:font-size="10pt" fo:font-weight="normal" officeooo:rsid="01080dff" officeooo:paragraph-rsid="01d2bb24" style:font-size-asian="10pt" style:font-weight-asian="normal" style:font-size-complex="10pt" style:font-weight-complex="normal"/>
    </style:style>
    <style:style style:name="P49"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d2bb24" style:font-size-asian="10pt" style:font-size-complex="10pt"/>
    </style:style>
    <style:style style:name="P50"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1d2bb24" style:font-size-asian="10pt" style:font-size-complex="10pt"/>
    </style:style>
    <style:style style:name="P51" style:family="paragraph" style:parent-style-name="Standard">
      <style:paragraph-properties fo:text-align="justify" style:justify-single-word="false"/>
      <style:text-properties style:font-name="Arial1" fo:font-size="10pt" fo:language="en" fo:country="GB" officeooo:paragraph-rsid="01d2bb24" style:font-size-asian="10pt" style:font-size-complex="10pt"/>
    </style:style>
    <style:style style:name="P52" style:family="paragraph" style:parent-style-name="Standard">
      <style:paragraph-properties fo:text-align="center" style:justify-single-word="false">
        <style:tab-stops>
          <style:tab-stop style:position="1.25in"/>
        </style:tab-stops>
      </style:paragraph-properties>
      <style:text-properties style:font-name="Arial1" fo:font-size="10pt" fo:language="en" fo:country="GB" officeooo:paragraph-rsid="01d2bb24" style:font-size-asian="10pt" style:font-size-complex="10pt"/>
    </style:style>
    <style:style style:name="P53" style:family="paragraph" style:parent-style-name="Standard">
      <style:paragraph-properties fo:text-align="center" style:justify-single-word="false"/>
      <style:text-properties style:font-name="Arial1" fo:font-size="10pt" fo:language="en" fo:country="GB" officeooo:paragraph-rsid="01d2bb24" style:font-size-asian="10pt" style:font-size-complex="10pt"/>
    </style:style>
    <style:style style:name="P54"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rsid="012b5fca" officeooo:paragraph-rsid="01d2bb24" style:font-size-asian="10pt" style:font-size-complex="10pt"/>
    </style:style>
    <style:style style:name="P55"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rsid="015c977c" officeooo:paragraph-rsid="01d2bb24" style:font-size-asian="10pt" style:font-size-complex="10pt"/>
    </style:style>
    <style:style style:name="P56"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fo:font-weight="normal" officeooo:paragraph-rsid="01d2bb24" style:font-size-asian="10pt" style:font-weight-asian="normal" style:font-size-complex="10pt" style:font-weight-complex="normal"/>
    </style:style>
    <style:style style:name="P57" style:family="paragraph" style:parent-style-name="Standard">
      <style:paragraph-properties fo:text-align="center" style:justify-single-word="false"/>
      <style:text-properties style:font-name="Arial1" fo:font-size="10pt" fo:language="en" fo:country="GB" fo:font-weight="normal" officeooo:rsid="00b6e49e" officeooo:paragraph-rsid="01d2bb24" style:font-size-asian="10pt" style:font-weight-asian="normal" style:font-size-complex="10pt" style:font-weight-complex="normal"/>
    </style:style>
    <style:style style:name="P58" style:family="paragraph" style:parent-style-name="Standard">
      <style:paragraph-properties fo:text-align="center" style:justify-single-word="false">
        <style:tab-stops>
          <style:tab-stop style:position="0.5in"/>
        </style:tab-stops>
      </style:paragraph-properties>
      <style:text-properties style:font-name="Arial1" fo:font-size="10pt" fo:language="en" fo:country="GB" fo:font-style="italic" officeooo:paragraph-rsid="01d2bb24" style:font-size-asian="10pt" style:font-style-asian="italic" style:font-size-complex="10pt" style:font-style-complex="italic"/>
    </style:style>
    <style:style style:name="P59" style:family="paragraph" style:parent-style-name="Standard">
      <style:paragraph-properties fo:text-align="center" style:justify-single-word="false"/>
      <style:text-properties style:font-name="Arial1" fo:font-size="10pt" fo:language="en" fo:country="GB" fo:font-style="italic" officeooo:paragraph-rsid="01d2bb24" style:font-size-asian="10pt" style:font-style-asian="italic" style:font-size-complex="10pt" style:font-style-complex="italic"/>
    </style:style>
    <style:style style:name="P60" style:family="paragraph" style:parent-style-name="Standard">
      <style:paragraph-properties fo:text-align="center" style:justify-single-word="false"/>
      <style:text-properties style:font-name="Arial1" fo:font-size="10pt" fo:language="en" fo:country="GB" fo:font-weight="bold" officeooo:rsid="011cf5ec" officeooo:paragraph-rsid="01d2bb24" style:font-size-asian="10pt" style:font-weight-asian="bold" style:font-size-complex="10pt" style:font-weight-complex="bold"/>
    </style:style>
    <style:style style:name="P61" style:family="paragraph" style:parent-style-name="Standard">
      <style:paragraph-properties fo:text-align="center" style:justify-single-word="false"/>
      <style:text-properties style:font-name="Arial1" fo:font-size="10pt" fo:language="en" fo:country="GB" fo:font-weight="bold" officeooo:rsid="00b6e49e" officeooo:paragraph-rsid="01d2bb24" style:font-size-asian="10pt" style:font-weight-asian="bold" style:font-size-complex="10pt" style:font-weight-complex="bold"/>
    </style:style>
    <style:style style:name="P62" style:family="paragraph" style:parent-style-name="Standard">
      <style:paragraph-properties fo:text-align="center" style:justify-single-word="false"/>
      <style:text-properties style:font-name="Arial1" fo:font-size="10pt" fo:language="en" fo:country="GB" fo:font-weight="bold" officeooo:paragraph-rsid="01d2bb24" style:font-size-asian="10pt" style:font-weight-asian="bold" style:font-size-complex="10pt" style:font-weight-complex="bold"/>
    </style:style>
    <style:style style:name="P63" style:family="paragraph" style:parent-style-name="Standard">
      <style:paragraph-properties fo:text-align="center" style:justify-single-word="false"/>
      <style:text-properties style:font-name="Arial1" fo:font-size="10pt" fo:language="en" fo:country="GB" officeooo:paragraph-rsid="01d2bb24" fo:background-color="transparent" style:font-size-asian="10pt" style:font-size-complex="10pt"/>
    </style:style>
    <style:style style:name="P64" style:family="paragraph" style:parent-style-name="Standard">
      <style:paragraph-properties fo:text-align="center" style:justify-single-word="false"/>
      <style:text-properties style:font-name="Arial1" fo:font-size="10pt" fo:language="en" fo:country="GB" style:text-underline-style="none" officeooo:paragraph-rsid="01d2bb24" fo:background-color="transparent" style:font-size-asian="10pt" style:font-size-complex="10pt"/>
    </style:style>
    <style:style style:name="P65" style:family="paragraph" style:parent-style-name="Standard">
      <style:paragraph-properties fo:text-align="justify" style:justify-single-word="false">
        <style:tab-stops>
          <style:tab-stop style:position="0.5in"/>
        </style:tab-stops>
      </style:paragraph-properties>
      <style:text-properties style:font-name="Arial1" fo:font-size="10pt" style:rfc-language-tag="x-none" officeooo:paragraph-rsid="01d2bb24" style:font-size-asian="10pt" style:font-size-complex="10pt"/>
    </style:style>
    <style:style style:name="P66"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1d2bb24" style:font-size-asian="10pt" style:font-size-complex="10pt"/>
    </style:style>
    <style:style style:name="P67" style:family="paragraph" style:parent-style-name="Standard">
      <style:paragraph-properties fo:text-align="justify" style:justify-single-word="false"/>
      <style:text-properties style:font-name="Arial1" fo:font-size="10pt" style:rfc-language-tag="x-none" officeooo:paragraph-rsid="01d2bb24" style:font-size-asian="10pt" style:font-size-complex="10pt"/>
    </style:style>
    <style:style style:name="P68" style:family="paragraph" style:parent-style-name="Standard">
      <style:paragraph-properties fo:text-align="center" style:justify-single-word="false">
        <style:tab-stops>
          <style:tab-stop style:position="1.25in"/>
        </style:tab-stops>
      </style:paragraph-properties>
      <style:text-properties style:font-name="Arial1" fo:font-size="10pt" style:rfc-language-tag="x-none" officeooo:paragraph-rsid="01d2bb24" style:font-size-asian="10pt" style:font-size-complex="10pt"/>
    </style:style>
    <style:style style:name="P69" style:family="paragraph" style:parent-style-name="Standard">
      <style:paragraph-properties fo:text-align="center" style:justify-single-word="false"/>
      <style:text-properties style:font-name="Arial1" fo:font-size="10pt" style:rfc-language-tag="x-none" officeooo:paragraph-rsid="01d2bb24" style:font-size-asian="10pt" style:font-size-complex="10pt"/>
    </style:style>
    <style:style style:name="P70"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b5fca" officeooo:paragraph-rsid="01d2bb24" style:font-size-asian="10pt" style:font-size-complex="10pt"/>
    </style:style>
    <style:style style:name="P71"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d397c" officeooo:paragraph-rsid="01d2bb24" style:font-size-asian="10pt" style:font-size-complex="10pt"/>
    </style:style>
    <style:style style:name="P72"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fo:font-weight="normal" officeooo:paragraph-rsid="01d2bb24" style:font-size-asian="10pt" style:font-weight-asian="normal" style:font-size-complex="10pt" style:font-weight-complex="normal"/>
    </style:style>
    <style:style style:name="P73" style:family="paragraph" style:parent-style-name="Standard">
      <style:paragraph-properties fo:text-align="center" style:justify-single-word="false">
        <style:tab-stops>
          <style:tab-stop style:position="0.5in"/>
        </style:tab-stops>
      </style:paragraph-properties>
      <style:text-properties style:font-name="Arial1" fo:font-size="10pt" style:rfc-language-tag="x-none" fo:font-style="italic" officeooo:paragraph-rsid="01d2bb24" style:font-size-asian="10pt" style:font-style-asian="italic" style:font-size-complex="10pt" style:font-style-complex="italic"/>
    </style:style>
    <style:style style:name="P74" style:family="paragraph" style:parent-style-name="Standard">
      <style:paragraph-properties fo:text-align="center" style:justify-single-word="false"/>
      <style:text-properties style:font-name="Arial1" fo:font-size="10pt" style:rfc-language-tag="x-none" fo:font-style="italic" officeooo:paragraph-rsid="01d2bb24" style:font-size-asian="10pt" style:font-style-asian="italic" style:font-size-complex="10pt" style:font-style-complex="italic"/>
    </style:style>
    <style:style style:name="P75" style:family="paragraph" style:parent-style-name="Standard">
      <style:paragraph-properties fo:text-align="justify" style:justify-single-word="false"/>
      <style:text-properties style:font-name="Arial1" fo:font-size="10pt" style:rfc-language-tag="x-none" fo:font-style="italic" officeooo:paragraph-rsid="01d2bb24" style:font-size-asian="10pt" style:font-style-asian="italic" style:font-size-complex="10pt"/>
    </style:style>
    <style:style style:name="P76" style:family="paragraph" style:parent-style-name="Standard">
      <style:paragraph-properties fo:text-align="center" style:justify-single-word="false"/>
      <style:text-properties style:font-name="Arial1" fo:font-size="10pt" style:rfc-language-tag="x-none" fo:font-style="italic" officeooo:paragraph-rsid="01d2bb24" style:font-size-asian="10pt" style:font-style-asian="italic" style:font-size-complex="10pt"/>
    </style:style>
    <style:style style:name="P77" style:family="paragraph" style:parent-style-name="Standard">
      <style:paragraph-properties fo:text-align="center" style:justify-single-word="false"/>
      <style:text-properties style:font-name="Arial1" fo:font-size="10pt" style:rfc-language-tag="x-none" fo:font-style="italic" fo:font-weight="bold" officeooo:paragraph-rsid="01d2bb24" style:font-size-asian="10pt" style:font-style-asian="italic" style:font-weight-asian="bold" style:font-size-complex="10pt" style:font-weight-complex="bold"/>
    </style:style>
    <style:style style:name="P78" style:family="paragraph" style:parent-style-name="Standard">
      <style:paragraph-properties fo:text-align="justify" style:justify-single-word="false"/>
      <style:text-properties style:font-name="Arial1" fo:font-size="10pt" style:rfc-language-tag="x-none" fo:font-weight="bold" officeooo:paragraph-rsid="01d2bb24" style:font-size-asian="10pt" style:font-weight-asian="bold" style:font-size-complex="10pt"/>
    </style:style>
    <style:style style:name="P79" style:family="paragraph" style:parent-style-name="Standard">
      <style:paragraph-properties fo:text-align="justify" style:justify-single-word="false">
        <style:tab-stops>
          <style:tab-stop style:position="0.5in"/>
        </style:tab-stops>
      </style:paragraph-properties>
      <style:text-properties style:font-name="Arial1" fo:font-size="10pt" officeooo:paragraph-rsid="01d2bb24" style:font-size-asian="10pt" style:font-size-complex="10pt"/>
    </style:style>
    <style:style style:name="P80" style:family="paragraph" style:parent-style-name="Standard">
      <style:paragraph-properties fo:text-align="justify" style:justify-single-word="false">
        <style:tab-stops>
          <style:tab-stop style:position="1.25in"/>
        </style:tab-stops>
      </style:paragraph-properties>
      <style:text-properties style:font-name="Arial1" fo:font-size="10pt" officeooo:paragraph-rsid="01d2bb24" style:font-size-asian="10pt" style:font-size-complex="10pt"/>
    </style:style>
    <style:style style:name="P81" style:family="paragraph" style:parent-style-name="Standard">
      <style:paragraph-properties fo:text-align="justify" style:justify-single-word="false"/>
      <style:text-properties style:font-name="Arial1" fo:font-size="10pt" officeooo:paragraph-rsid="01d2bb24" style:font-size-asian="10pt" style:font-size-complex="10pt"/>
    </style:style>
    <style:style style:name="P82" style:family="paragraph" style:parent-style-name="Standard">
      <style:paragraph-properties fo:text-align="center" style:justify-single-word="false"/>
      <style:text-properties style:font-name="Arial1" fo:font-size="10pt" officeooo:paragraph-rsid="01d2bb24" style:font-size-asian="10pt" style:font-size-complex="10pt"/>
    </style:style>
    <style:style style:name="P83"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1d2bb24" style:font-size-asian="10pt" style:font-style-asian="italic" style:font-size-complex="10pt" style:font-style-complex="italic"/>
    </style:style>
    <style:style style:name="P84" style:family="paragraph" style:parent-style-name="Standard">
      <style:paragraph-properties fo:text-align="justify" style:justify-single-word="false"/>
      <style:text-properties style:font-name="Arial1" fo:font-size="10pt" fo:font-style="italic" officeooo:paragraph-rsid="01d2bb24" style:font-size-asian="10pt" style:font-style-asian="italic" style:font-size-complex="10pt"/>
    </style:style>
    <style:style style:name="P85"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1d2bb24" style:font-size-asian="10pt" style:font-style-asian="italic" style:font-size-complex="10pt"/>
    </style:style>
    <style:style style:name="P86" style:family="paragraph" style:parent-style-name="Standard">
      <style:paragraph-properties fo:text-align="center" style:justify-single-word="false"/>
      <style:text-properties style:font-name="Arial1" fo:font-size="10pt" fo:font-style="italic" officeooo:paragraph-rsid="01d2bb24" style:font-size-asian="10pt" style:font-style-asian="italic" style:font-size-complex="10pt"/>
    </style:style>
    <style:style style:name="P87" style:family="paragraph" style:parent-style-name="Standard">
      <style:paragraph-properties fo:text-align="center" style:justify-single-word="false"/>
      <style:text-properties style:font-name="Arial1" fo:font-size="10pt" style:text-underline-style="none" officeooo:paragraph-rsid="01d2bb24" fo:background-color="transparent" style:font-size-asian="10pt" style:font-size-complex="10pt"/>
    </style:style>
    <style:style style:name="P88" style:family="paragraph" style:parent-style-name="Standard">
      <style:paragraph-properties fo:text-align="center" style:justify-single-word="false"/>
      <style:text-properties style:font-name="Arial1" fo:font-size="10pt" officeooo:paragraph-rsid="01d2bb24" fo:background-color="transparent" style:font-size-asian="10pt" style:font-size-complex="10pt"/>
    </style:style>
    <style:style style:name="P89" style:family="paragraph" style:parent-style-name="Standard">
      <style:paragraph-properties fo:text-align="center" style:justify-single-word="false"/>
      <style:text-properties style:font-name="Arial1" fo:font-size="10pt" fo:font-weight="bold" officeooo:paragraph-rsid="01d2bb24" style:font-size-asian="10pt" style:font-weight-asian="bold" style:font-size-complex="10pt" style:font-weight-complex="bold"/>
    </style:style>
    <style:style style:name="P90" style:family="paragraph" style:parent-style-name="Standard">
      <style:paragraph-properties fo:text-align="center" style:justify-single-word="false"/>
      <style:text-properties style:font-name="Arial1" fo:font-size="11pt" fo:language="en" fo:country="GB" fo:font-weight="bold" officeooo:paragraph-rsid="01d2bb24" style:font-size-asian="11pt" style:font-weight-asian="bold" style:font-size-complex="11pt"/>
    </style:style>
    <style:style style:name="P91" style:family="paragraph" style:parent-style-name="Standard">
      <style:paragraph-properties fo:text-align="center" style:justify-single-word="false"/>
      <style:text-properties style:font-name="Arial1" fo:font-size="11pt" style:rfc-language-tag="x-none" fo:font-style="italic" fo:font-weight="bold" officeooo:paragraph-rsid="01d2bb24" style:font-size-asian="11pt" style:font-style-asian="italic" style:font-weight-asian="bold" style:font-size-complex="11pt" style:font-weight-complex="bold"/>
    </style:style>
    <style:style style:name="P92" style:family="paragraph" style:parent-style-name="Standard">
      <style:paragraph-properties fo:text-align="center" style:justify-single-word="false"/>
      <style:text-properties style:use-window-font-color="true" loext:opacity="0%" style:font-name="Arial1" fo:language="en" fo:country="GB" officeooo:rsid="00c9833e" officeooo:paragraph-rsid="01d2bb24" fo:background-color="transparent"/>
    </style:style>
    <style:style style:name="P93" style:family="paragraph" style:parent-style-name="Standard">
      <style:paragraph-properties fo:text-align="center" style:justify-single-word="false"/>
      <style:text-properties style:use-window-font-color="true" loext:opacity="0%" style:font-name="Arial1" fo:language="en" fo:country="GB" officeooo:rsid="01caec72" officeooo:paragraph-rsid="01d2bb24" fo:background-color="transparent"/>
    </style:style>
    <style:style style:name="P94" style:family="paragraph" style:parent-style-name="Standard">
      <style:paragraph-properties fo:text-align="center" style:justify-single-word="false"/>
      <style:text-properties style:use-window-font-color="true" loext:opacity="0%" style:font-name="Arial1" fo:language="en" fo:country="GB" officeooo:rsid="01ce71c2" officeooo:paragraph-rsid="01d2bb24" fo:background-color="transparent"/>
    </style:style>
    <style:style style:name="P95" style:family="paragraph" style:parent-style-name="Standard">
      <style:paragraph-properties fo:text-align="center" style:justify-single-word="false"/>
      <style:text-properties style:use-window-font-color="true" loext:opacity="0%" style:font-name="Arial1" fo:font-size="10pt" fo:language="en" fo:country="GB" fo:font-style="italic" style:text-underline-style="none" fo:font-weight="normal" officeooo:rsid="00cfdfcc" officeooo:paragraph-rsid="01d2bb24" fo:background-color="transparent" style:font-size-asian="10pt" style:font-style-asian="italic" style:font-weight-asian="normal" style:font-size-complex="10pt" style:font-style-complex="italic" style:font-weight-complex="normal"/>
    </style:style>
    <style:style style:name="P96" style:family="paragraph" style:parent-style-name="Standard">
      <style:paragraph-properties fo:text-align="center" style:justify-single-word="false"/>
      <style:text-properties style:use-window-font-color="true" loext:opacity="0%" style:font-name="Arial1" fo:font-size="10pt" fo:language="en" fo:country="GB" fo:font-style="italic" fo:font-weight="normal" officeooo:rsid="00cfdfcc" officeooo:paragraph-rsid="01d2bb24" fo:background-color="transparent" style:font-size-asian="10pt" style:font-style-asian="italic" style:font-weight-asian="normal" style:font-size-complex="10pt" style:font-style-complex="italic" style:font-weight-complex="normal"/>
    </style:style>
    <style:style style:name="P97" style:family="paragraph" style:parent-style-name="Standard">
      <style:paragraph-properties fo:text-align="center" style:justify-single-word="false"/>
      <style:text-properties style:use-window-font-color="true" loext:opacity="0%" style:font-name="Arial1" fo:font-size="10pt" fo:language="en" fo:country="GB" fo:font-style="italic" officeooo:paragraph-rsid="01d2bb24" fo:background-color="transparent" style:font-size-asian="10pt" style:font-style-asian="italic" style:font-size-complex="10pt" style:font-style-complex="italic"/>
    </style:style>
    <style:style style:name="P98" style:family="paragraph" style:parent-style-name="Standard">
      <style:paragraph-properties fo:text-align="center" style:justify-single-word="false"/>
      <style:text-properties style:use-window-font-color="true" loext:opacity="0%" style:font-name="Arial1" fo:font-size="10pt" style:rfc-language-tag="x-none" fo:font-style="italic" officeooo:paragraph-rsid="01d2bb24" fo:background-color="transparent" style:font-size-asian="10pt" style:font-style-asian="italic" style:font-size-complex="10pt"/>
    </style:style>
    <style:style style:name="P99" style:family="paragraph" style:parent-style-name="Standard">
      <style:paragraph-properties fo:text-align="center" style:justify-single-word="false"/>
      <style:text-properties style:use-window-font-color="true" loext:opacity="0%" style:font-name="Arial1" fo:font-size="10pt" style:rfc-language-tag="x-none" fo:font-style="italic" fo:font-weight="bold" officeooo:paragraph-rsid="01d2bb24" fo:background-color="transparent" style:font-size-asian="10pt" style:font-style-asian="italic" style:font-weight-asian="bold" style:font-size-complex="10pt" style:font-weight-complex="bold"/>
    </style:style>
    <style:style style:name="P100" style:family="paragraph" style:parent-style-name="Standard">
      <style:paragraph-properties fo:text-align="center" style:justify-single-word="false"/>
      <style:text-properties style:use-window-font-color="true" loext:opacity="0%" style:font-name="Arial1" fo:font-size="10pt" style:rfc-language-tag="x-none" fo:font-style="italic" style:text-underline-style="solid" style:text-underline-type="double" style:text-underline-width="auto" style:text-underline-color="font-color" officeooo:paragraph-rsid="01d2bb24" fo:background-color="transparent" style:font-size-asian="10pt" style:font-style-asian="italic" style:font-size-complex="10pt"/>
    </style:style>
    <style:style style:name="P101" style:family="paragraph" style:parent-style-name="Standard">
      <style:paragraph-properties fo:text-align="center" style:justify-single-word="false"/>
      <style:text-properties style:use-window-font-color="true" loext:opacity="0%" style:font-name="Arial1" fo:font-size="10pt" fo:font-style="italic" officeooo:paragraph-rsid="01d2bb24" fo:background-color="transparent" style:font-size-asian="10pt" style:font-style-asian="italic" style:font-size-complex="10pt" style:font-style-complex="italic"/>
    </style:style>
    <style:style style:name="P102" style:family="paragraph" style:parent-style-name="Standard">
      <style:paragraph-properties fo:text-align="center" style:justify-single-word="false"/>
      <style:text-properties style:use-window-font-color="true" loext:opacity="0%" style:font-name="Arial1" fo:font-size="11pt" style:rfc-language-tag="x-none" fo:font-style="italic" fo:font-weight="bold" officeooo:paragraph-rsid="01d2bb24" fo:background-color="transparent" style:font-size-asian="11pt" style:font-style-asian="italic" style:font-weight-asian="bold" style:font-size-complex="11pt" style:font-weight-complex="bold"/>
    </style:style>
    <style:style style:name="P103" style:family="paragraph" style:parent-style-name="Heading_20_1" style:master-page-name="Standard">
      <style:paragraph-properties fo:text-align="center" style:justify-single-word="false" style:page-number="auto" fo:break-before="auto" fo:break-after="auto"/>
      <style:text-properties style:font-name="Arial1" officeooo:paragraph-rsid="01d2bb24"/>
    </style:style>
    <style:style style:name="P104"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1c17d6d" style:font-size-asian="10pt" style:font-size-complex="10pt"/>
    </style:style>
    <style:style style:name="P105" style:family="paragraph" style:parent-style-name="Standard" style:list-style-name="L1">
      <style:paragraph-properties fo:text-align="justify" style:justify-single-word="false"/>
      <style:text-properties style:font-name="Arial1" fo:font-size="10pt" fo:font-weight="normal" officeooo:paragraph-rsid="01d2bb24" style:font-size-asian="10pt" style:font-weight-asian="normal" style:font-size-complex="10pt" style:font-weight-complex="normal"/>
    </style:style>
    <style:style style:name="P106" style:family="paragraph" style:parent-style-name="Standard" style:list-style-name="L2">
      <style:paragraph-properties fo:text-align="justify" style:justify-single-word="false"/>
      <style:text-properties style:font-name="Arial1" fo:font-size="10pt" officeooo:paragraph-rsid="01d2bb24" style:font-size-asian="10pt" style:font-size-complex="10pt"/>
    </style:style>
    <style:style style:name="P107" style:family="paragraph" style:parent-style-name="Standard" style:list-style-name="L4">
      <style:paragraph-properties fo:text-align="justify" style:justify-single-word="false"/>
      <style:text-properties style:font-name="Arial1" fo:font-size="10pt" officeooo:paragraph-rsid="01d2bb24" style:font-size-asian="10pt" style:font-size-complex="10pt"/>
    </style:style>
    <style:style style:name="P108" style:family="paragraph" style:parent-style-name="Standard" style:list-style-name="L5">
      <style:paragraph-properties fo:text-align="justify" style:justify-single-word="false"/>
      <style:text-properties style:font-name="Arial1" fo:font-size="10pt" officeooo:paragraph-rsid="01d2bb24" style:font-size-asian="10pt" style:font-size-complex="10pt"/>
    </style:style>
    <style:style style:name="P109" style:family="paragraph" style:parent-style-name="Standard" style:list-style-name="L3">
      <style:paragraph-properties fo:text-align="justify" style:justify-single-word="false"/>
      <style:text-properties style:font-name="Arial1" fo:font-size="10pt" fo:language="en" fo:country="GB" officeooo:paragraph-rsid="01d2bb24" style:font-size-asian="10pt" style:font-size-complex="10pt"/>
    </style:style>
    <style:style style:name="P110" style:family="paragraph" style:parent-style-name="Standard" style:list-style-name="L4">
      <style:paragraph-properties fo:text-align="justify" style:justify-single-word="false"/>
      <style:text-properties style:font-name="Arial1" fo:font-size="10pt" fo:language="en" fo:country="GB" officeooo:paragraph-rsid="01d2bb24" style:font-size-asian="10pt" style:font-size-complex="10pt"/>
    </style:style>
    <style:style style:name="P111" style:family="paragraph" style:parent-style-name="Standard" style:list-style-name="L5">
      <style:paragraph-properties fo:text-align="justify" style:justify-single-word="false"/>
      <style:text-properties style:font-name="Arial1" fo:font-size="10pt" fo:language="en" fo:country="GB" officeooo:paragraph-rsid="01d2bb24" style:font-size-asian="10pt" style:font-size-complex="10pt"/>
    </style:style>
    <style:style style:name="P112" style:family="paragraph" style:parent-style-name="Standard" style:list-style-name="L6">
      <style:paragraph-properties fo:text-align="justify" style:justify-single-word="false"/>
      <style:text-properties style:font-name="Arial1" fo:font-size="10pt" fo:language="en" fo:country="GB" officeooo:paragraph-rsid="01d2bb24" style:font-size-asian="10pt" style:font-size-complex="10pt"/>
    </style:style>
    <style:style style:name="P113" style:family="paragraph" style:parent-style-name="Standard" style:list-style-name="L7">
      <style:paragraph-properties fo:text-align="justify" style:justify-single-word="false"/>
      <style:text-properties style:font-name="Arial1" fo:font-size="10pt" fo:language="en" fo:country="GB" officeooo:paragraph-rsid="01d2bb24" style:font-size-asian="10pt" style:font-size-complex="10pt"/>
    </style:style>
    <style:style style:name="P114" style:family="paragraph" style:parent-style-name="Standard" style:list-style-name="L8">
      <style:paragraph-properties fo:text-align="justify" style:justify-single-word="false"/>
      <style:text-properties style:font-name="Arial1" fo:font-size="10pt" fo:language="en" fo:country="GB" officeooo:paragraph-rsid="01d2bb24" style:font-size-asian="10pt" style:font-size-complex="10pt"/>
    </style:style>
    <style:style style:name="P115" style:family="paragraph" style:parent-style-name="Standard" style:list-style-name="L9">
      <style:paragraph-properties fo:text-align="justify" style:justify-single-word="false"/>
      <style:text-properties style:font-name="Arial1" fo:font-size="10pt" fo:language="en" fo:country="GB" officeooo:paragraph-rsid="01d2bb24" style:font-size-asian="10pt" style:font-size-complex="10pt"/>
    </style:style>
    <style:style style:name="P116" style:family="paragraph" style:parent-style-name="Standard" style:list-style-name="L10">
      <style:paragraph-properties fo:text-align="justify" style:justify-single-word="false"/>
      <style:text-properties style:font-name="Arial1" fo:font-size="10pt" fo:language="en" fo:country="GB" officeooo:paragraph-rsid="01d2bb24" style:font-size-asian="10pt" style:font-size-complex="10pt"/>
    </style:style>
    <style:style style:name="P117" style:family="paragraph">
      <loext:graphic-properties draw:fill="none"/>
    </style:style>
    <style:style style:name="T1" style:family="text">
      <style:text-properties fo:color="#000000" loext:opacity="100%" style:font-name="Arial" fo:letter-spacing="-0.0008in" fo:font-weight="bold" style:font-weight-asian="bold" style:font-name-complex="Arial2"/>
    </style:style>
    <style:style style:name="T2" style:family="text">
      <style:text-properties fo:color="#000000" loext:opacity="100%" style:font-name="Arial" fo:font-weight="bold" style:font-weight-asian="bold" style:font-name-complex="Arial2"/>
    </style:style>
    <style:style style:name="T3" style:family="text">
      <style:text-properties officeooo:rsid="019d2a2d"/>
    </style:style>
    <style:style style:name="T4" style:family="text">
      <style:text-properties officeooo:rsid="05c8f08c"/>
    </style:style>
    <style:style style:name="T5" style:family="text">
      <style:text-properties officeooo:rsid="056a57ae"/>
    </style:style>
    <style:style style:name="T6" style:family="text">
      <style:text-properties fo:font-weight="normal" officeooo:rsid="00246cbc" style:font-weight-asian="normal" style:font-weight-complex="normal"/>
    </style:style>
    <style:style style:name="T7" style:family="text">
      <style:text-properties officeooo:rsid="001eddcf"/>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officeooo:rsid="00b6467a" style:font-weight-asian="bold" style:font-weight-complex="bold"/>
    </style:style>
    <style:style style:name="T12" style:family="text">
      <style:text-properties fo:language="en" fo:country="GB" fo:font-weight="bold" officeooo:rsid="00b6e49e" style:font-weight-asian="bold" style:font-weight-complex="bold"/>
    </style:style>
    <style:style style:name="T13" style:family="text">
      <style:text-properties fo:language="en" fo:country="GB" fo:font-style="italic" style:font-style-asian="italic"/>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officeooo:rsid="0128bb67" style:font-style-asian="italic" style:font-style-complex="italic"/>
    </style:style>
    <style:style style:name="T16" style:family="text">
      <style:text-properties fo:language="en" fo:country="GB" fo:font-style="italic" officeooo:rsid="012a7d8e" style:font-style-asian="italic" style:font-style-complex="italic"/>
    </style:style>
    <style:style style:name="T17" style:family="text">
      <style:text-properties fo:language="en" fo:country="GB" fo:font-style="italic" fo:font-weight="bold" style:font-style-asian="italic" style:font-weight-asian="bold"/>
    </style:style>
    <style:style style:name="T18" style:family="text">
      <style:text-properties fo:language="en" fo:country="GB" style:font-style-complex="italic"/>
    </style:style>
    <style:style style:name="T19" style:family="text">
      <style:text-properties fo:language="en" fo:country="GB" officeooo:rsid="00b6e49e"/>
    </style:style>
    <style:style style:name="T20" style:family="text">
      <style:text-properties fo:language="en" fo:country="GB" officeooo:rsid="012b5fca"/>
    </style:style>
    <style:style style:name="T21" style:family="text">
      <style:text-properties fo:language="en" fo:country="GB" officeooo:rsid="01449ef7"/>
    </style:style>
    <style:style style:name="T22" style:family="text">
      <style:text-properties fo:language="en" fo:country="GB" officeooo:rsid="014a95ef"/>
    </style:style>
    <style:style style:name="T23" style:family="text">
      <style:text-properties fo:language="en" fo:country="GB" officeooo:rsid="015b17c7"/>
    </style:style>
    <style:style style:name="T24" style:family="text">
      <style:text-properties fo:language="en" fo:country="GB" officeooo:rsid="015c977c"/>
    </style:style>
    <style:style style:name="T25" style:family="text">
      <style:text-properties fo:language="en" fo:country="GB" officeooo:rsid="01606f7f"/>
    </style:style>
    <style:style style:name="T26" style:family="text">
      <style:text-properties fo:language="en" fo:country="GB" officeooo:rsid="01062c6c"/>
    </style:style>
    <style:style style:name="T27" style:family="text">
      <style:text-properties fo:language="en" fo:country="GB" officeooo:rsid="02056ccb"/>
    </style:style>
    <style:style style:name="T28" style:family="text">
      <style:text-properties style:font-name="Arial1" style:rfc-language-tag="x-none"/>
    </style:style>
    <style:style style:name="T29" style:family="text">
      <style:text-properties style:font-name="Arial1" fo:language="en" fo:country="GB"/>
    </style:style>
    <style:style style:name="T30" style:family="text">
      <style:text-properties style:font-name="Arial1" fo:language="en" fo:country="GB" officeooo:rsid="013d937d"/>
    </style:style>
    <style:style style:name="T31" style:family="text">
      <style:text-properties style:font-name="Arial1" fo:language="en" fo:country="GB" officeooo:rsid="013dc036"/>
    </style:style>
    <style:style style:name="T32" style:family="text">
      <style:text-properties style:font-name="Arial1" fo:font-size="10pt" style:rfc-language-tag="x-none"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Arial1" fo:font-size="10pt" style:rfc-language-tag="x-none" fo:font-style="italic" fo:font-weight="normal" officeooo:rsid="012b5fca" style:font-size-asian="10pt" style:font-style-asian="italic" style:font-weight-asian="normal" style:font-size-complex="10pt" style:font-style-complex="italic" style:font-weight-complex="normal"/>
    </style:style>
    <style:style style:name="T34" style:family="text">
      <style:text-properties style:font-name="Arial1" fo:font-size="10pt" style:rfc-language-tag="x-none" fo:font-weight="normal" style:font-size-asian="10pt" style:font-weight-asian="normal" style:font-size-complex="10pt" style:font-weight-complex="normal"/>
    </style:style>
    <style:style style:name="T35" style:family="text">
      <style:text-properties style:font-name="Arial1" fo:font-size="10pt" style:rfc-language-tag="x-none" style:font-size-asian="10pt" style:font-size-complex="10pt"/>
    </style:style>
    <style:style style:name="T36" style:family="text">
      <style:text-properties style:font-name="Arial1" fo:font-size="10pt" style:rfc-language-tag="x-none" officeooo:rsid="012b5fca" style:font-size-asian="10pt" style:font-size-complex="10pt"/>
    </style:style>
    <style:style style:name="T37" style:family="text">
      <style:text-properties style:font-name="Arial1" fo:font-size="10pt" style:rfc-language-tag="x-none" officeooo:rsid="012d397c" style:font-size-asian="10pt" style:font-size-complex="10pt"/>
    </style:style>
    <style:style style:name="T38" style:family="text">
      <style:text-properties style:font-name="Arial1" fo:font-size="10pt" style:rfc-language-tag="x-none" officeooo:rsid="01362636" style:font-size-asian="10pt" style:font-size-complex="10pt"/>
    </style:style>
    <style:style style:name="T39" style:family="text">
      <style:text-properties style:font-name="Arial1" fo:font-size="10pt" style:rfc-language-tag="x-none" officeooo:rsid="013d015a" style:font-size-asian="10pt" style:font-size-complex="10pt"/>
    </style:style>
    <style:style style:name="T40" style:family="text">
      <style:text-properties style:font-name="Arial1" fo:font-size="10pt" style:rfc-language-tag="x-none" officeooo:rsid="01463065" style:font-size-asian="10pt" style:font-size-complex="10pt"/>
    </style:style>
    <style:style style:name="T41" style:family="text">
      <style:text-properties style:font-name="Arial1" fo:font-size="10pt" style:rfc-language-tag="x-none" officeooo:rsid="0148f0d7" style:font-size-asian="10pt" style:font-size-complex="10pt"/>
    </style:style>
    <style:style style:name="T42" style:family="text">
      <style:text-properties style:font-name="Arial1" fo:font-size="10pt" style:rfc-language-tag="x-none" officeooo:rsid="014a1880" style:font-size-asian="10pt" style:font-size-complex="10pt"/>
    </style:style>
    <style:style style:name="T43" style:family="text">
      <style:text-properties style:font-name="Arial1" fo:font-size="10pt" style:rfc-language-tag="x-none" officeooo:rsid="014afbce" style:font-size-asian="10pt" style:font-size-complex="10pt"/>
    </style:style>
    <style:style style:name="T44" style:family="text">
      <style:text-properties style:font-name="Arial1" fo:font-size="10pt" style:rfc-language-tag="x-none" officeooo:rsid="014e881f" style:font-size-asian="10pt" style:font-size-complex="10pt"/>
    </style:style>
    <style:style style:name="T45" style:family="text">
      <style:text-properties style:font-name="Arial1" fo:font-size="10pt" style:rfc-language-tag="x-none" officeooo:rsid="014fa8b0" style:font-size-asian="10pt" style:font-size-complex="10pt"/>
    </style:style>
    <style:style style:name="T46" style:family="text">
      <style:text-properties style:font-name="Arial1" fo:font-size="10pt" style:rfc-language-tag="x-none" officeooo:rsid="0150f33e" style:font-size-asian="10pt" style:font-size-complex="10pt"/>
    </style:style>
    <style:style style:name="T47" style:family="text">
      <style:text-properties style:font-name="Arial1" fo:font-size="10pt" style:rfc-language-tag="x-none" officeooo:rsid="015461a2" style:font-size-asian="10pt" style:font-size-complex="10pt"/>
    </style:style>
    <style:style style:name="T48" style:family="text">
      <style:text-properties style:font-name="Arial1" fo:font-size="10pt" style:rfc-language-tag="x-none" officeooo:rsid="01656d3d" style:font-size-asian="10pt" style:font-size-complex="10pt"/>
    </style:style>
    <style:style style:name="T49" style:family="text">
      <style:text-properties style:font-name="Arial1" fo:font-size="10pt" fo:language="en" fo:country="GB" fo:font-weight="normal" style:font-size-asian="10pt" style:font-weight-asian="normal" style:font-size-complex="10pt" style:font-weight-complex="normal"/>
    </style:style>
    <style:style style:name="T50" style:family="text">
      <style:text-properties style:font-name="Arial1" fo:font-size="10pt" fo:language="en" fo:country="GB" fo:font-weight="normal" fo:background-color="transparent" loext:char-shading-value="0" style:font-size-asian="10pt" style:font-weight-asian="normal" style:font-size-complex="10pt" style:font-weight-complex="normal"/>
    </style:style>
    <style:style style:name="T51" style:family="text">
      <style:text-properties style:font-name="Arial1" fo:font-size="10pt" fo:language="en" fo:country="GB" style:font-size-asian="10pt" style:font-size-complex="10pt"/>
    </style:style>
    <style:style style:name="T52" style:family="text">
      <style:text-properties style:font-name="Arial1" fo:font-size="10pt" fo:language="en" fo:country="GB" officeooo:rsid="01352cb0" style:font-size-asian="10pt" style:font-size-complex="10pt"/>
    </style:style>
    <style:style style:name="T53" style:family="text">
      <style:text-properties style:font-name="Arial1" fo:font-size="10pt" fo:language="en" fo:country="GB" officeooo:rsid="013cbf63" style:font-size-asian="10pt" style:font-size-complex="10pt"/>
    </style:style>
    <style:style style:name="T54" style:family="text">
      <style:text-properties style:font-name="Arial1" fo:font-size="10pt" fo:language="en" fo:country="GB" officeooo:rsid="013dda85" style:font-size-asian="10pt" style:font-size-complex="10pt"/>
    </style:style>
    <style:style style:name="T55" style:family="text">
      <style:text-properties style:font-name="Arial1" fo:font-size="10pt" fo:language="en" fo:country="GB" officeooo:rsid="014c2520" style:font-size-asian="10pt" style:font-size-complex="10pt"/>
    </style:style>
    <style:style style:name="T56" style:family="text">
      <style:text-properties style:font-name="Arial1" fo:font-size="10pt" fo:language="en" fo:country="GB" officeooo:rsid="014c7827" style:font-size-asian="10pt" style:font-size-complex="10pt"/>
    </style:style>
    <style:style style:name="T57" style:family="text">
      <style:text-properties style:font-name="Arial1" fo:font-size="10pt" fo:language="en" fo:country="GB" officeooo:rsid="014e858d" style:font-size-asian="10pt" style:font-size-complex="10pt"/>
    </style:style>
    <style:style style:name="T58" style:family="text">
      <style:text-properties style:font-name="Arial1" fo:font-size="10pt" fo:language="en" fo:country="GB" officeooo:rsid="01543abf" style:font-size-asian="10pt" style:font-size-complex="10pt"/>
    </style:style>
    <style:style style:name="T59" style:family="text">
      <style:text-properties style:font-name="Arial1" fo:font-size="10pt" fo:language="en" fo:country="GB" officeooo:rsid="01626037" style:font-size-asian="10pt" style:font-size-complex="10pt"/>
    </style:style>
    <style:style style:name="T60" style:family="text">
      <style:text-properties style:font-name="Arial1" fo:font-size="10pt" fo:language="en" fo:country="GB" officeooo:rsid="01671bb1" style:font-size-asian="10pt" style:font-size-complex="10pt"/>
    </style:style>
    <style:style style:name="T61" style:family="text">
      <style:text-properties style:font-name="Arial1" fo:font-size="10pt" fo:language="en" fo:country="GB" officeooo:rsid="01685fda" style:font-size-asian="10pt" style:font-size-complex="10pt"/>
    </style:style>
    <style:style style:name="T62" style:family="text">
      <style:text-properties style:font-name="Arial1" fo:font-size="10pt" fo:language="en" fo:country="GB" officeooo:rsid="016a1ebe" style:font-size-asian="10pt" style:font-size-complex="10pt"/>
    </style:style>
    <style:style style:name="T63" style:family="text">
      <style:text-properties style:font-name="Arial1" fo:font-size="10pt" fo:language="en" fo:country="GB" officeooo:rsid="016a4e98" style:font-size-asian="10pt" style:font-size-complex="10pt"/>
    </style:style>
    <style:style style:name="T64" style:family="text">
      <style:text-properties style:font-name="Arial1" fo:font-size="10pt" fo:language="en" fo:country="GB" officeooo:rsid="016a9a16" style:font-size-asian="10pt" style:font-size-complex="10pt"/>
    </style:style>
    <style:style style:name="T65" style:family="text">
      <style:text-properties style:font-name="Arial1" fo:font-size="10pt" fo:language="en" fo:country="GB" fo:font-weight="bold" style:font-size-asian="10pt" style:font-weight-asian="bold" style:font-size-complex="10pt" style:font-weight-complex="bold"/>
    </style:style>
    <style:style style:name="T66" style:family="text">
      <style:text-properties style:font-name="Arial1" fo:font-size="10pt" fo:language="en" fo:country="GB" fo:font-weight="bold" officeooo:rsid="012b5fca" style:font-size-asian="10pt" style:font-weight-asian="bold" style:font-size-complex="10pt" style:font-weight-complex="bold"/>
    </style:style>
    <style:style style:name="T67" style:family="text">
      <style:text-properties style:font-name="Arial1" fo:font-size="10pt" fo:language="en" fo:country="GB" fo:font-style="normal" fo:font-weight="bold" fo:background-color="transparent" loext:char-shading-value="0" style:font-size-asian="10pt" style:font-style-asian="normal" style:font-weight-asian="bold" style:font-size-complex="10pt" style:font-style-complex="normal" style:font-weight-complex="bold"/>
    </style:style>
    <style:style style:name="T68" style:family="text">
      <style:text-properties style:font-name="Arial1" fo:font-size="10pt" style:font-size-asian="10pt" style:font-size-complex="10pt"/>
    </style:style>
    <style:style style:name="T69" style:family="text">
      <style:text-properties style:font-name="Arial1" fo:font-size="10pt" fo:language="de" fo:country="DE" fo:font-weight="bold" officeooo:rsid="022fa758" fo:background-color="#ffff00" loext:char-shading-value="0" style:font-size-asian="10pt" style:font-weight-asian="bold" style:font-size-complex="10pt" style:font-weight-complex="bold"/>
    </style:style>
    <style:style style:name="T70" style:family="text">
      <style:text-properties style:text-position="super 58%" style:rfc-language-tag="x-none" fo:font-style="italic" style:font-style-asian="italic"/>
    </style:style>
    <style:style style:name="T71" style:family="text">
      <style:text-properties style:rfc-language-tag="x-none"/>
    </style:style>
    <style:style style:name="T72" style:family="text">
      <style:text-properties style:rfc-language-tag="x-none" fo:font-weight="bold" style:font-weight-asian="bold"/>
    </style:style>
    <style:style style:name="T73" style:family="text">
      <style:text-properties style:rfc-language-tag="x-none" fo:font-style="italic" style:font-style-asian="italic"/>
    </style:style>
    <style:style style:name="T74" style:family="text">
      <style:text-properties style:rfc-language-tag="x-none" fo:font-style="italic" style:font-style-asian="italic" style:font-style-complex="italic"/>
    </style:style>
    <style:style style:name="T75" style:family="text">
      <style:text-properties style:rfc-language-tag="x-none" fo:font-style="italic" officeooo:rsid="0128bb67" style:font-style-asian="italic" style:font-style-complex="italic"/>
    </style:style>
    <style:style style:name="T76" style:family="text">
      <style:text-properties style:rfc-language-tag="x-none" fo:font-style="italic" officeooo:rsid="012a7d8e" style:font-style-asian="italic" style:font-style-complex="italic"/>
    </style:style>
    <style:style style:name="T77" style:family="text">
      <style:text-properties style:rfc-language-tag="x-none" fo:font-style="italic" officeooo:rsid="012b5fca" style:font-style-asian="italic" style:font-style-complex="italic"/>
    </style:style>
    <style:style style:name="T78" style:family="text">
      <style:text-properties style:rfc-language-tag="x-none" officeooo:rsid="012a7d8e"/>
    </style:style>
    <style:style style:name="T79" style:family="text">
      <style:text-properties style:rfc-language-tag="x-none" officeooo:rsid="012b5fca"/>
    </style:style>
    <style:style style:name="T80" style:family="text">
      <style:text-properties style:rfc-language-tag="x-none" officeooo:rsid="0131d218"/>
    </style:style>
    <style:style style:name="T81" style:family="text">
      <style:text-properties style:rfc-language-tag="x-none" officeooo:rsid="01323a4b"/>
    </style:style>
    <style:style style:name="T82" style:family="text">
      <style:text-properties style:rfc-language-tag="x-none" officeooo:rsid="01387358"/>
    </style:style>
    <style:style style:name="T83" style:family="text">
      <style:text-properties style:rfc-language-tag="x-none" officeooo:rsid="01410159"/>
    </style:style>
    <style:style style:name="T84" style:family="text">
      <style:text-properties style:rfc-language-tag="x-none" officeooo:rsid="0141e78d"/>
    </style:style>
    <style:style style:name="T85" style:family="text">
      <style:text-properties style:rfc-language-tag="x-none" officeooo:rsid="01449ef7"/>
    </style:style>
    <style:style style:name="T86" style:family="text">
      <style:text-properties style:rfc-language-tag="x-none" officeooo:rsid="0147d521"/>
    </style:style>
    <style:style style:name="T87" style:family="text">
      <style:text-properties style:rfc-language-tag="x-none" officeooo:rsid="015a1fc7"/>
    </style:style>
    <style:style style:name="T88" style:family="text">
      <style:text-properties officeooo:rsid="01057751"/>
    </style:style>
    <style:style style:name="T89" style:family="text">
      <style:text-properties officeooo:rsid="010c2c13"/>
    </style:style>
    <style:style style:name="T90" style:family="text">
      <style:text-properties officeooo:rsid="010d8c79"/>
    </style:style>
    <style:style style:name="T91" style:family="text">
      <style:text-properties officeooo:rsid="010d907d"/>
    </style:style>
    <style:style style:name="T92" style:family="text">
      <style:text-properties style:use-window-font-color="true" loext:opacity="0%" fo:background-color="transparent" loext:char-shading-value="0"/>
    </style:style>
    <style:style style:name="T93" style:family="text">
      <style:text-properties officeooo:rsid="01234a6f"/>
    </style:style>
    <style:style style:name="T94" style:family="text">
      <style:text-properties officeooo:rsid="0128bb67"/>
    </style:style>
    <style:style style:name="T95" style:family="text">
      <style:text-properties officeooo:rsid="012b5fca"/>
    </style:style>
    <style:style style:name="T96" style:family="text">
      <style:text-properties officeooo:rsid="013059d8"/>
    </style:style>
    <style:style style:name="T97" style:family="text">
      <style:text-properties officeooo:rsid="0133629d"/>
    </style:style>
    <style:style style:name="T98" style:family="text">
      <style:text-properties officeooo:rsid="01392cfa"/>
    </style:style>
    <style:style style:name="T99" style:family="text">
      <style:text-properties officeooo:rsid="013af15d"/>
    </style:style>
    <style:style style:name="T100" style:family="text">
      <style:text-properties officeooo:rsid="013fb0e0"/>
    </style:style>
    <style:style style:name="T101" style:family="text">
      <style:text-properties officeooo:rsid="0143695e"/>
    </style:style>
    <style:style style:name="T102" style:family="text">
      <style:text-properties officeooo:rsid="014554c9"/>
    </style:style>
    <style:style style:name="T103" style:family="text">
      <style:text-properties officeooo:rsid="01481a8c"/>
    </style:style>
    <style:style style:name="T104" style:family="text">
      <style:text-properties officeooo:rsid="0148ecdb"/>
    </style:style>
    <style:style style:name="T105" style:family="text">
      <style:text-properties officeooo:rsid="014b9c2d"/>
    </style:style>
    <style:style style:name="T106" style:family="text">
      <style:text-properties officeooo:rsid="014d3e18"/>
    </style:style>
    <style:style style:name="T107" style:family="text">
      <style:text-properties officeooo:rsid="0155f017"/>
    </style:style>
    <style:style style:name="T108" style:family="text">
      <style:text-properties officeooo:rsid="016b09ca"/>
    </style:style>
    <style:style style:name="T109" style:family="text">
      <style:text-properties officeooo:rsid="019d5526"/>
    </style:style>
    <style:style style:name="T110" style:family="text">
      <style:text-properties fo:font-size="11pt" officeooo:rsid="019c5dd6" style:font-size-asian="11pt" style:font-size-complex="11pt"/>
    </style:style>
    <style:style style:name="T111" style:family="text">
      <style:text-properties officeooo:rsid="01fed61d"/>
    </style:style>
    <style:style style:name="T112" style:family="text">
      <style:text-properties officeooo:rsid="0200ac8e"/>
    </style:style>
    <style:style style:name="T113" style:family="text">
      <style:text-properties officeooo:rsid="0207acbb"/>
    </style:style>
    <style:style style:name="T114" style:family="text">
      <style:text-properties officeooo:rsid="020a0db3"/>
    </style:style>
    <style:style style:name="T115" style:family="text">
      <style:text-properties officeooo:rsid="01ce71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ata Protection Addendum<text:line-break/>Addressing Article 28 GDPR</text:p>
      <text:p text:style-name="P42"/>
      <text:p text:style-name="P23"/>
      <text:p text:style-name="P22"><text:span text:style-name="T49">This Data Prote</text:span><text:span text:style-name="T50">ction Addendum ("Addendum") forms part of the contract ("Master Service Agreement") between: (i) </text:span><text:span text:style-name="T67">Dr.-Ing. Mario Heiderich, Cure53 </text:span><text:span text:style-name="T50">("Vendor") acting on its own behalf and as agent for each Vendor Affiliate; and (ii) </text:span><text:span text:style-name="T69">________________</text:span><text:span text:style-name="T67"> </text:span><text:span text:style-name="T50">("Company") acting on its o</text:span><text:span text:style-name="T49">wn behalf and as agent for each Company Affiliate.</text:span></text:p>
      <text:p text:style-name="P51"/>
      <text:p text:style-name="P51">The terms used in this Addendum shall have the meanings set forth in this Addendum. Capitalized terms not otherwise defined herein shall have the meaning given to them in the <text:span text:style-name="T93">Master Service</text:span> Agreement. <text:s/>Except as modified below, the terms of the Master Service Agreement shall remain in full force and effect.</text:p>
      <text:p text:style-name="P51"/>
      <text:p text:style-name="P51">In consideration of the mutual obligations set out herein, the parties hereby agree that the terms and conditions set out below shall be added as an Addendum to the <text:span text:style-name="T93">Master Service</text:span> Agreement. Except where the context requires otherwise, references in this Addendum to the <text:span text:style-name="T93">Master Service</text:span> Agreement are to the <text:span text:style-name="T93">Master Service</text:span> Agreement as amended by, and including, this Addendum.</text:p>
      <text:p text:style-name="P13"><text:span text:style-name="T94">1. </text:span>Definitions</text:p>
      <text:p text:style-name="P65"><text:span text:style-name="T94">1.1 </text:span>In this Addendum, the following terms shall have the meanings set out below and cognate terms shall be construed accordingly:</text:p>
      <text:p text:style-name="P65"/>
      <text:list text:style-name="L1">
        <text:list-item>
          <text:p text:style-name="P105"><text:span text:style-name="T75">1.1.1 </text:span><text:span text:style-name="T74">"Applicable Laws"</text:span><text:span text:style-name="T71"> means (a) European Union or Member State laws with respect to any Company Personal Data in respect of which any Company Group Member is </text:span><text:span text:style-name="T8">subject to</text:span><text:span text:style-name="T71"> EU Data Protection Laws; and (b) any other applicable law with respect to any Company Personal Data in respect of which any Company Group Member is </text:span><text:span text:style-name="T8">subject to</text:span><text:span text:style-name="T71"> any other Data Protection Laws;</text:span></text:p>
        </text:list-item>
        <text:list-item>
          <text:p text:style-name="P105"><text:span text:style-name="T75">1.1.2 </text:span><text:span text:style-name="T74">"Company Affiliate"</text:span><text:span text:style-name="T71"> means an entity that owns or controls, is owned or controlled by or is or under common control or ownership with Company, where control is defined as the possession, directly or indirectly, of the power to direct or cause the direction of the management and policies of an entity, whether through ownership of voting securities, by contract or otherwise;</text:span></text:p>
        </text:list-item>
        <text:list-item>
          <text:p text:style-name="P105"><text:span text:style-name="T15">1.1.3 </text:span><text:span text:style-name="T14">“Company Group Member"</text:span><text:span text:style-name="T8"> means Company or any Company Affiliate;</text:span></text:p>
        </text:list-item>
        <text:list-item>
          <text:p text:style-name="P105"><text:span text:style-name="T75">1.1.4 </text:span><text:span text:style-name="T74">"Company Personal Data"</text:span><text:span text:style-name="T71"> means any Personal Data Processed by </text:span><text:span text:style-name="T8">a Contracted Processor</text:span><text:span text:style-name="T71"> on behalf of a Company Group Member pursuant to or in connection with the Master Service Agreement; </text:span></text:p>
        </text:list-item>
        <text:list-item>
          <text:p text:style-name="P105"><text:span text:style-name="T15">1.1.5 </text:span><text:span text:style-name="T14">"Contracted Processor"</text:span><text:span text:style-name="T8"> means Vendor or a Subprocessor;</text:span></text:p>
        </text:list-item>
        <text:list-item>
          <text:p text:style-name="P105"><text:span text:style-name="T75">1.1.6 </text:span><text:span text:style-name="T74">"Data Protection Laws"</text:span><text:span text:style-name="T71"> mean</text:span><text:span text:style-name="T8">s</text:span><text:span text:style-name="T71"> EU Data Protection Laws and</text:span><text:span text:style-name="T8">,</text:span><text:span text:style-name="T71"> to the extent applicable, the data protection or privacy laws of any other country;</text:span></text:p>
        </text:list-item>
        <text:list-item>
          <text:p text:style-name="P105"><text:span text:style-name="T75">1.1.7 </text:span><text:span text:style-name="T74">"EEA"</text:span><text:span text:style-name="T71"> means the European Economic Area;</text:span></text:p>
        </text:list-item>
        <text:list-item>
          <text:p text:style-name="P105"><text:soft-page-break/><text:span text:style-name="T15">1.1.8 </text:span><text:span text:style-name="T14">"EU Data Protection Laws"</text:span><text:span text:style-name="T8"> means EU Directive 95/46/EC, as transposed into domestic legislation of each Member State and as amended, replaced or superseded from time to time, including by the GDPR and laws implementing or supplementing the GDPR;</text:span></text:p>
        </text:list-item>
        <text:list-item>
          <text:p text:style-name="P105"><text:span text:style-name="T16">1.1.9 </text:span><text:span text:style-name="T14">"GDPR"</text:span><text:span text:style-name="T8"> means EU General Data Protection Regulation 2016/679;</text:span></text:p>
        </text:list-item>
        <text:list-item>
          <text:p text:style-name="P105"><text:span text:style-name="T76">1.1.10 </text:span><text:span text:style-name="T74">"Restricted Transfer"</text:span><text:span text:style-name="T71"> means</text:span><text:span text:style-name="T8">:</text:span></text:p>
          <text:list>
            <text:list-item>
              <text:p text:style-name="P105"><text:span text:style-name="T78">1.1.10.1. </text:span><text:span text:style-name="T71">a transfer of </text:span><text:span text:style-name="T8">Company </text:span><text:span text:style-name="T71">Personal Data from any Company Group Member to </text:span><text:span text:style-name="T8">a Contracted Processor</text:span><text:span text:style-name="T71">; or</text:span></text:p>
            </text:list-item>
            <text:list-item>
              <text:p text:style-name="P105"><text:span text:style-name="T78">1.1.10.2 </text:span><text:span text:style-name="T71">an onward transfer </text:span><text:span text:style-name="T8">of Company Personal Data from a Contracted Processor to</text:span><text:span text:style-name="T71"> </text:span><text:span text:style-name="T8">a Contracted Processor, or between two establishments of a Contracted Processor,</text:span></text:p>
            </text:list-item>
          </text:list>
        </text:list-item>
      </text:list>
      <text:p text:style-name="P67"/>
      <text:p text:style-name="P81"><text:span text:style-name="T71">in each case</text:span><text:span text:style-name="T8">,</text:span><text:span text:style-name="T71"> where such transfer would be prohibited by Data Protection Laws</text:span><text:span text:style-name="T8"> (or by the terms of data transfer agreements put in place to address the data transfer restrictions of Data Protection Laws)</text:span><text:span text:style-name="T71"> in the absence of the Standard Contractual Clauses to be established</text:span> <text:span text:style-name="T71">below;</text:span></text:p>
      <text:p text:style-name="P66"/>
      <text:p text:style-name="P45"><text:span text:style-name="T77">1.1.11 </text:span><text:span text:style-name="T74">"Services"</text:span><text:span text:style-name="T71"> means the services and other activities to be supplied </text:span><text:span text:style-name="T8">to </text:span><text:span text:style-name="T71">or carried out by or on behalf of Vendor for Company </text:span><text:span text:style-name="T8">Group Member</text:span><text:span text:style-name="T71">s pursuant to the Master Service Agreement;</text:span></text:p>
      <text:p text:style-name="P72"/>
      <text:p text:style-name="P21"><text:span text:style-name="T33">1.1.12 </text:span><text:span text:style-name="T32">"Standard Contractual Clauses"</text:span><text:span text:style-name="T34"> means the contractual clauses set out in</text:span><text:span text:style-name="T49"> Annex 2, amended as indicated (in square brackets and italics) in that Annex and under section </text:span><text:a xlink:type="simple" xlink:href="#_Ref483203635" text:style-name="Internet_20_link" text:visited-style-name="Visited_20_Internet_20_Link"><text:span text:style-name="T49">13.4</text:span></text:a><text:span text:style-name="T34">;</text:span></text:p>
      <text:p text:style-name="P72"/>
      <text:p text:style-name="P45"><text:span text:style-name="T77">1.1.13 </text:span><text:span text:style-name="T74">"Subprocessor"</text:span><text:span text:style-name="T71"> means any person (including any third party and any Vendor Affiliate, but excluding an employee of Vendor or any of its sub-contractors) appointed by or on behalf of Vendor or any Vendor Affiliate to Process Personal Data on behalf of any Company Group Member in connection with the Master Service Agreement;</text:span><text:span text:style-name="T8"> and</text:span></text:p>
      <text:p text:style-name="P72"/>
      <text:p text:style-name="P45"><text:span text:style-name="T77">1.1.14 </text:span><text:span text:style-name="T74">"Vendor Affiliate"</text:span><text:span text:style-name="T71"> means an entity that owns or controls, is owned or controlled by or is or under common control or ownership with Vendor, where control is defined as the possession, directly or indirectly, of the power to direct or cause the direction of the management and policies of an entity, whether through ownership of voting securities, by contract or otherwise.</text:span></text:p>
      <text:p text:style-name="P56"/>
      <text:p text:style-name="P46"><text:span text:style-name="T20">1.2 </text:span><text:span text:style-name="T8">The terms</text:span><text:span text:style-name="T71">, </text:span><text:span text:style-name="T14">"Commission", </text:span><text:span text:style-name="T74">"Controller", "Data Subject", "Member State"</text:span><text:span text:style-name="T14">, </text:span><text:span text:style-name="T74">"Personal Data"</text:span><text:span text:style-name="T14">, "Personal Data Breach", "Processing"</text:span><text:span text:style-name="T8"> and </text:span><text:span text:style-name="T14">"Supervisory Authority"</text:span><text:span text:style-name="T71"> shall have the same meaning as in the </text:span><text:span text:style-name="T8">GDPR, and their cognate terms shall be construed accordingly.</text:span></text:p>
      <text:p text:style-name="P56"/>
      <text:p text:style-name="P46"><text:span text:style-name="T20">1.3 </text:span><text:span text:style-name="T8">The word </text:span><text:span text:style-name="T14">"include"</text:span><text:span text:style-name="T8"> shall be construed to mean include without limitation, and cognate terms shall be construed accordingly.</text:span></text:p>
      <text:p text:style-name="P13"><text:span text:style-name="T95">2. </text:span><text:bookmark-start text:name="_Ref483204556"/>Authority<text:bookmark-end text:name="_Ref483204556"/></text:p>
      <text:p text:style-name="P51">Vendor warrants and represents that, before any Vendor Affiliate Processes any Company Personal Data on behalf of any Company Group Member, Vendor's entry into this Addendum as agent for and on behalf of that Vendor Affiliate will have been duly and effectively authorised (or subsequently ratified) by that Vendor Affiliate.</text:p>
      <text:p text:style-name="P13"/>
      <text:p text:style-name="P14"><text:span text:style-name="T95">3. </text:span><text:bookmark-start text:name="_Ref471499735"/>Processing of Company Personal Data<text:bookmark-end text:name="_Ref471499735"/></text:p>
      <text:p text:style-name="P83"><text:span text:style-name="T79">3.1 </text:span><text:bookmark-start text:name="_Ref472928106"/><text:bookmark-start text:name="_Ref471379220"/><text:span text:style-name="T71">Vendor and each Vendor Affiliate shall</text:span><text:span text:style-name="T8">:</text:span></text:p>
      <text:p text:style-name="P54"/>
      <text:p text:style-name="P80"><text:span text:style-name="T20">3.1.1 </text:span><text:span text:style-name="T8">comply with all applicable Data Protection Laws in the Processing of Company Personal Data; and</text:span></text:p>
      <text:p text:style-name="P80"><text:span text:style-name="T20">3.1.2 </text:span><text:span text:style-name="T71">not Process Company Personal Data other than </text:span><text:span text:style-name="T8">on</text:span><text:span text:style-name="T71"> the relevant Company Group Member’s documented instructions</text:span><text:span text:style-name="T8"> </text:span><text:span text:style-name="T71">unless Processing is required by Applicable Laws to which </text:span><text:span text:style-name="T8">the relevant Contracted Processor </text:span><text:span text:style-name="T71">is subject, in which case Vendor or the relevant Vendor Affiliate shall to the extent permitted by Applicable Laws inform the relevant Company Group Member of that legal requirement before the relevant Processing of that Personal Data.</text:span><text:bookmark-end text:name="_Ref472928106"/><text:bookmark-end text:name="_Ref471379220"/><text:span text:style-name="T71"> </text:span></text:p>
      <text:p text:style-name="P49"/>
      <text:p text:style-name="P58"><text:span text:style-name="T95">3.2 </text:span>Each Company Group Member:</text:p>
      <text:p text:style-name="P70"/>
      <text:p text:style-name="P21"><text:span text:style-name="T36">3.2.1 </text:span><text:bookmark-start text:name="_Ref482951323"/><text:span text:style-name="T35">instructs Vendor and each Vendor Affiliate </text:span><text:span text:style-name="T51">(and authorises Vendor and each Vendor Affiliate to instruct each Subprocessor) </text:span><text:span text:style-name="T35">to</text:span><text:span text:style-name="T51">:</text:span><text:bookmark-end text:name="_Ref482951323"/></text:p>
      <text:p text:style-name="P66"/>
      <text:p text:style-name="P21"><text:span text:style-name="T36">3.2.1.1 </text:span><text:span text:style-name="T35">Process Company Personal Data; and</text:span></text:p>
      <text:p text:style-name="P71"/>
      <text:p text:style-name="P21"><text:span text:style-name="T37">3.2.1.2 </text:span><text:span text:style-name="T35">in particular</text:span><text:span text:style-name="T51">, </text:span><text:span text:style-name="T35">transfer Company Personal Data to any country or territory</text:span><text:span text:style-name="T51">, as reasonably necessary for the provision of the Services and consistent with the Master Service Agreement; and warrants and represents that it is and will at all relevant times remain duly and effectively authorised to give the instruction set out in section </text:span><text:a xlink:type="simple" xlink:href="#_Ref482951323" text:style-name="Internet_20_link" text:visited-style-name="Visited_20_Internet_20_Link"><text:span text:style-name="T51">3.2.1</text:span></text:a><text:span text:style-name="T51"> on behalf of each relevant Company Affiliate.</text:span></text:p>
      <text:p text:style-name="P50"/>
      <text:p text:style-name="P20"><text:span text:style-name="T66">3.3 </text:span><text:bookmark-start text:name="_Ref482964294"/><text:span text:style-name="T65">Annex 1</text:span><text:span text:style-name="T51"> to this Addendum sets out certain information regarding the Contracted Processors' Processing of the Company Personal Data as required by article 28(3) of the GDPR (and, possibly, equivalent requirements of other Data Protection Laws). Company may make reasonable amendments to </text:span><text:span text:style-name="T65">Annex 1</text:span><text:span text:style-name="T51"> by written notice to Vendor from time to time as Company reasonably considers necessary to meet those requirements. Nothing in </text:span><text:span text:style-name="T65">Annex 1</text:span><text:span text:style-name="T51"> (including as amended pursuant to this section </text:span><text:a xlink:type="simple" xlink:href="#_Ref482964294" text:style-name="Internet_20_link" text:visited-style-name="Visited_20_Internet_20_Link"><text:span text:style-name="T51">3.3</text:span></text:a><text:span text:style-name="T51">) confers any right</text:span><text:bookmark-end text:name="_Ref482964294"/><text:span text:style-name="T51"> or imposes any obligation on any party to this Addendum.</text:span></text:p>
      <text:p text:style-name="P13"><text:span text:style-name="T96">4. </text:span><text:bookmark-start text:name="_Ref482964795"/>Vendor and Vendor Affiliate Personnel<text:bookmark-end text:name="_Ref482964795"/></text:p>
      <text:p text:style-name="P81"><text:bookmark-start text:name="_Ref482964468"/><text:span text:style-name="T71">Vendor and each Vendor Affiliate shall</text:span><text:span text:style-name="T8"> </text:span><text:span text:style-name="T71">take reasonable steps to ensure the reliability of any employee, agent or contractor of any </text:span><text:span text:style-name="T8">Contracted P</text:span><text:span text:style-name="T71">rocessor who may have access to the Company Personal Data, ensuring in each case that access is strictly limited to those individuals who need to </text:span><text:span text:style-name="T8">know / </text:span><text:span text:style-name="T71">access the relevant Company Personal Data, as strictly necessary for the purposes </text:span><text:span text:style-name="T8">of the Master Service Agreement, and to comply with Applicable Laws</text:span><text:span text:style-name="T71"> in the context of that individual's duties to the </text:span><text:span text:style-name="T8">Contracted P</text:span><text:span text:style-name="T71">rocessor, ensuring that all such individuals are subject to confidentiality undertakings or professional or statutory obligations of confidentiality.</text:span><text:bookmark-end text:name="_Ref482964468"/></text:p>
      <text:p text:style-name="P13"/>
      <text:p text:style-name="P14"><text:span text:style-name="T96">5. </text:span><text:bookmark-start text:name="_Ref464574438"/><text:bookmark-start text:name="_Ref464581166"/><text:bookmark-start text:name="_Ref482964888"/><text:bookmark-start text:name="_Ref472954229"/>Security<text:bookmark-end text:name="_Ref464581166"/><text:bookmark-end text:name="_Ref482964888"/><text:bookmark-end text:name="_Ref472954229"/></text:p>
      <text:p text:style-name="P79"><text:span text:style-name="T80">5.1 </text:span><text:bookmark-start text:name="_Ref472929157"/><text:span text:style-name="T71">Taking into account the state of the art, the costs of implementation and the nature, scope, context and purposes of Processing as well as the risk of varying likelihood and severity for the rights and freedoms of natural persons, Vendor and each Vendor Affiliate shall</text:span><text:span text:style-name="T8"> in relation to the Company Personal Data </text:span><text:span text:style-name="T71">implement appropriate technical and organizational measures to ensure a level of security appropriate to th</text:span><text:span text:style-name="T8">at</text:span><text:span text:style-name="T71"> risk, including</text:span><text:span text:style-name="T8">,</text:span><text:span text:style-name="T71"> as appropriate</text:span><text:span text:style-name="T8">,</text:span><text:span text:style-name="T71"> the measures referred to in Article 32(1) of the GDPR</text:span><text:bookmark-end text:name="_Ref472929157"/><text:span text:style-name="T71">.</text:span></text:p>
      <text:p text:style-name="P65"/>
      <text:p text:style-name="P79"><text:span text:style-name="T81">5.2 </text:span><text:span text:style-name="T71">In assessing the appropriate level of security, Vendor and each Vendor Affiliate shall</text:span><text:span text:style-name="T8"> </text:span><text:span text:style-name="T71">take account in particular of the risks that are presented by Processing, in particular from </text:span><text:span text:style-name="T8">a Personal Data Breach</text:span><text:span text:style-name="T71">.</text:span></text:p>
      <text:p text:style-name="P13"><text:span text:style-name="T97">6. </text:span><text:bookmark-start text:name="_Ref472956474"/>Subprocessing<text:bookmark-end text:name="_Ref472956474"/></text:p>
      <text:p text:style-name="P20"><text:span text:style-name="T52">6.1 </text:span><text:bookmark-start text:name="_Ref472933015"/><text:bookmark-start text:name="_Ref482964499"/><text:span text:style-name="T51">Each Company</text:span><text:span text:style-name="T35"> Group Member </text:span><text:span text:style-name="T51">authorises Vendor and each Vendor Affiliate to </text:span><text:span text:style-name="T35">appoint </text:span><text:span text:style-name="T51">(and permit each Subprocessor appointed in accordance with this section </text:span><text:a xlink:type="simple" xlink:href="#_Ref472956474" text:style-name="Internet_20_link" text:visited-style-name="Visited_20_Internet_20_Link"><text:span text:style-name="T51">6</text:span></text:a><text:span text:style-name="T51"> to appoint) </text:span><text:span text:style-name="T35">Subprocessors</text:span><text:span text:style-name="T51"> in accordance with this section </text:span><text:a xlink:type="simple" xlink:href="#_Ref472956474" text:style-name="Internet_20_link" text:visited-style-name="Visited_20_Internet_20_Link"><text:span text:style-name="T51">6</text:span></text:a><text:span text:style-name="T35"> and any restrictions in the Master Service Agreement.</text:span><text:bookmark-end text:name="_Ref482964499"/></text:p>
      <text:p text:style-name="P65"/>
      <text:p text:style-name="P20"><text:span text:style-name="T38">6.2 </text:span><text:bookmark-start text:name="_Ref472933585"/><text:span text:style-name="T35">Vendor and each Vendor Affiliate </text:span><text:span text:style-name="T51">may</text:span><text:span text:style-name="T35"> continue to use those Subprocessors </text:span><text:span text:style-name="T51">already </text:span><text:span text:style-name="T35">engaged by Vendor or any Vendor Affiliate as at the date of this Addendum, subject to Vendor and each Vendor Affiliate in each case as soon as practicable meeting the obligations set out in section </text:span><text:a xlink:type="simple" xlink:href="#_Ref478107174" text:style-name="Internet_20_link" text:visited-style-name="Visited_20_Internet_20_Link"><text:span text:style-name="T35">6.4</text:span></text:a><text:span text:style-name="T35">.</text:span><text:bookmark-end text:name="_Ref472933585"/><text:span text:style-name="T35"> <text:s text:c="2"/></text:span></text:p>
      <text:p text:style-name="P65"/>
      <text:p text:style-name="P79"><text:span text:style-name="T82">6.3 </text:span><text:bookmark-start text:name="_Ref478108009"/><text:bookmark-start text:name="_Ref482966865"/><text:span text:style-name="T71">Vendor shall </text:span><text:span text:style-name="T8">giv</text:span><text:span text:style-name="T71">e Company prior written notice </text:span><text:span text:style-name="T8">of</text:span><text:span text:style-name="T71"> the appointment of any </text:span><text:span text:style-name="T8">new </text:span><text:span text:style-name="T71">Subprocessor</text:span><text:span text:style-name="T8">,</text:span><text:span text:style-name="T71"> includ</text:span><text:span text:style-name="T8">ing </text:span><text:span text:style-name="T71">full details of the Processing to be undertaken by the Subprocessor.</text:span><text:bookmark-end text:name="_Ref482966865"/><text:span text:style-name="T8"> If, within thirty days of receipt of that notice, Company</text:span><text:span text:style-name="T71"> notif</text:span><text:span text:style-name="T8">ies</text:span><text:span text:style-name="T71"> Vendor </text:span><text:span text:style-name="T8">in writing </text:span><text:span text:style-name="T71">of </text:span><text:span text:style-name="T8">any</text:span><text:span text:style-name="T71"> objection</text:span><text:span text:style-name="T8">s</text:span><text:span text:style-name="T71"> </text:span><text:span text:style-name="T8">(</text:span><text:span text:style-name="T71">on reasonable grounds</text:span><text:span text:style-name="T8">)</text:span><text:span text:style-name="T71"> to th</text:span><text:span text:style-name="T8">e proposed </text:span><text:span text:style-name="T71">appointment</text:span><text:span text:style-name="T8">:</text:span><text:bookmark text:name="_Ref479850258"/></text:p>
      <text:p text:style-name="P51"/>
      <text:p text:style-name="P51"><text:span text:style-name="T98">6.3.1 </text:span>Neither Vendor nor any Vendor Affiliate shall appoint (nor disclose any Company Personal Data to) the proposed Subprocessor except with the prior written consent of Company.</text:p>
      <text:p text:style-name="P49"><text:bookmark-end text:name="_Ref478108009"/></text:p>
      <text:p text:style-name="P58"><text:span text:style-name="T99">6.4 </text:span><text:bookmark-start text:name="_Ref478107174"/>With respect to each Subprocessor, Vendor or the relevant Vendor Affiliate shall:<text:bookmark-end text:name="_Ref478107174"/><text:bookmark-end text:name="_Ref472933015"/></text:p>
      <text:p text:style-name="P50"/>
      <text:p text:style-name="P21"><text:span text:style-name="T53">6.4.1 </text:span><text:span text:style-name="T51">before the Subprocessor first Processes Company Personal Data (or, where relevant, in accordance with section </text:span><text:a xlink:type="simple" xlink:href="#_Ref472933585" text:style-name="Internet_20_link" text:visited-style-name="Visited_20_Internet_20_Link"><text:span text:style-name="T51">6.2</text:span></text:a><text:span text:style-name="T51">), </text:span><text:span text:style-name="T35">carry out adequate due diligence to ensure that the Subprocessor is capable of providing the level of protection for Company Personal Data required by the Master Service Agreement;</text:span></text:p>
      <text:p text:style-name="P66"/>
      <text:p text:style-name="P21"><text:span text:style-name="T39">6.4.2 </text:span><text:span text:style-name="T51">ensure that the arrangement </text:span><text:span text:style-name="T35">between on the one hand </text:span></text:p>
      <text:p text:style-name="P66"/>
      <text:p text:style-name="P68">(a) Vendor, or </text:p>
      <text:p text:style-name="P68">(b) the relevant Vendor Affiliate, or </text:p>
      <text:p text:style-name="P11"><text:span text:style-name="T28">(c)</text:span><text:span text:style-name="T29"> the relevant intermediate Subprocessor;</text:span></text:p>
      <text:p text:style-name="P50"/>
      <text:p text:style-name="P12"><text:soft-page-break/><text:span text:style-name="T28">and on the other hand </text:span><text:span text:style-name="T29">the</text:span><text:span text:style-name="T28"> Subprocessor, </text:span><text:span text:style-name="T29">is governed by a written contract including terms </text:span><text:span text:style-name="T28">which offer at least the same level of protection for Company Personal Data as those set out in this Addendum</text:span><text:span text:style-name="T29"> and meet the requirements of article 28(3) of the GDPR; </text:span></text:p>
      <text:p text:style-name="P50"/>
      <text:p text:style-name="P12"><text:span text:style-name="T30">6.4.3 </text:span><text:bookmark-start text:name="_Ref483163781"/><text:bookmark-start text:name="_Ref479850507"/><text:bookmark-start text:name="_Ref476726523"/><text:span text:style-name="T29">if that arrangement involves a Restricted Transfer, ensure that the Standard Contractual Clauses are at all relevant times incorporated into the agreement between on the one hand </text:span></text:p>
      <text:p text:style-name="P50"/>
      <text:p text:style-name="P52">(a) Vendor, or </text:p>
      <text:p text:style-name="P52">(b) the relevant Vendor Affiliate, or </text:p>
      <text:p text:style-name="P52">(c) the relevant intermediate Subprocessor;</text:p>
      <text:p text:style-name="P50"/>
      <text:p text:style-name="P12"><text:span text:style-name="T29">and on the other hand the Subprocessor, or before the Subprocessor first Processes Company Personal Data procure that it enters into an agreement incorporating the Standard Contractual Clauses with the relevant Company Group Member(s)</text:span><text:bookmark-start text:name="_DV_C450"/><text:span text:style-name="T29"> (and Company shall procure that each Company Affiliate party to any such Standard Contractual Clauses co-operates with their population and execution</text:span><text:bookmark-end text:name="_DV_C450"/><text:bookmark-end text:name="_Ref479850507"/><text:bookmark-end text:name="_Ref476726523"/><text:span text:style-name="T29">); <text:s/>and</text:span><text:bookmark-end text:name="_Ref483163781"/><text:span text:style-name="T29"> </text:span></text:p>
      <text:p text:style-name="P50"/>
      <text:p text:style-name="P12"><text:span text:style-name="T31">6.4.4 </text:span><text:span text:style-name="T28">provide </text:span><text:span text:style-name="T29">to Company for review such </text:span><text:span text:style-name="T28">cop</text:span><text:span text:style-name="T29">ies</text:span><text:span text:style-name="T28"> of </text:span><text:span text:style-name="T29">the Contracted Processors' </text:span><text:span text:style-name="T28">agreements with Subprocessor</text:span><text:bookmark-start text:name="_DV_C449"/><text:span text:style-name="T28">s </text:span><text:span text:style-name="T29">(which may be redacted to remove confidential commercial information not relevant to the requirements of this Addendum) as Company may request from time to time.</text:span></text:p>
      <text:p text:style-name="P50"/>
      <text:p text:style-name="P20"><text:bookmark-end text:name="_DV_C449"/><text:span text:style-name="T54">6.5 </text:span><text:bookmark-start text:name="_Ref472932346"/><text:bookmark-start text:name="_Ref486228922"/><text:span text:style-name="T51">Vendor and each Vendor Affiliate shall ensure that each Subprocessor performs the obligations under sections </text:span><text:a xlink:type="simple" xlink:href="#_Ref471379220" text:style-name="Internet_20_link" text:visited-style-name="Visited_20_Internet_20_Link"><text:span text:style-name="T51">3.1</text:span></text:a><text:span text:style-name="T51">, </text:span><text:a xlink:type="simple" xlink:href="#_Ref482964795" text:style-name="Internet_20_link" text:visited-style-name="Visited_20_Internet_20_Link"><text:span text:style-name="T51">4</text:span></text:a><text:span text:style-name="T51">, </text:span><text:a xlink:type="simple" xlink:href="#_Ref482964888" text:style-name="Internet_20_link" text:visited-style-name="Visited_20_Internet_20_Link"><text:span text:style-name="T51">5</text:span></text:a><text:span text:style-name="T51">, </text:span><text:a xlink:type="simple" xlink:href="#_Ref479246263" text:style-name="Internet_20_link" text:visited-style-name="Visited_20_Internet_20_Link"><text:span text:style-name="T51">7.1</text:span></text:a><text:span text:style-name="T51">, </text:span><text:a xlink:type="simple" xlink:href="#_Ref482964994" text:style-name="Internet_20_link" text:visited-style-name="Visited_20_Internet_20_Link"><text:span text:style-name="T51">8.2</text:span></text:a><text:span text:style-name="T51">, </text:span><text:a xlink:type="simple" xlink:href="#_Ref464575757" text:style-name="Internet_20_link" text:visited-style-name="Visited_20_Internet_20_Link"><text:span text:style-name="T51">9</text:span></text:a><text:span text:style-name="T51"> and </text:span><text:a xlink:type="simple" xlink:href="#_Ref482970378" text:style-name="Internet_20_link" text:visited-style-name="Visited_20_Internet_20_Link"><text:span text:style-name="T51">11.1</text:span></text:a><text:span text:style-name="T51">, as they apply to Processing of Company Personal Data carried out by that Subprocessor, as if it were party to this Addendum in place of Vendor.</text:span><text:bookmark-end text:name="_Ref486228922"/></text:p>
      <text:p text:style-name="P13"><text:bookmark-end text:name="_Ref472932346"/><text:span text:style-name="T100">7. </text:span><text:bookmark-start text:name="_Ref479256929"/><text:bookmark-start text:name="_Ref472935177"/>Data Subject Rights<text:bookmark-end text:name="_Ref479256929"/><text:bookmark-end text:name="_Ref472935177"/><text:bookmark-end text:name="_Ref464574438"/></text:p>
      <text:p text:style-name="P79"><text:span text:style-name="T83">7.1 </text:span><text:bookmark-start text:name="_Ref479246263"/><text:span text:style-name="T71">Taking into account the nature of the Processing, Vendor and each Vendor Affiliate shall</text:span><text:span text:style-name="T8"> </text:span><text:span text:style-name="T71">assist each Company Group Member by implementing appropriate technical and organisational measures, insofar as this is possible, for the fulfilment of </text:span><text:span text:style-name="T8">the </text:span><text:span text:style-name="T71">Company</text:span><text:span text:style-name="T8"> Group Members'</text:span><text:span text:style-name="T71"> obligation</text:span><text:span text:style-name="T8">s, as reasonably understood by Company,</text:span><text:span text:style-name="T71"> to respond to requests </text:span><text:span text:style-name="T8">to</text:span><text:span text:style-name="T71"> exercis</text:span><text:span text:style-name="T8">e</text:span><text:span text:style-name="T71"> Data Subject rights </text:span><text:span text:style-name="T8">under</text:span><text:span text:style-name="T71"> the </text:span><text:span text:style-name="T8">Data Protection Laws</text:span><text:span text:style-name="T71">.</text:span><text:bookmark-end text:name="_Ref479246263"/></text:p>
      <text:p text:style-name="P65"/>
      <text:p text:style-name="P73"><text:span text:style-name="T101">7.2 </text:span><text:bookmark-start text:name="_Ref482964520"/>Vendor shall:</text:p>
      <text:p text:style-name="P80"><text:span text:style-name="T84">7.2.</text:span><text:span text:style-name="T85">1</text:span><text:span text:style-name="T84"> </text:span><text:span text:style-name="T71">promptly notify Company if </text:span><text:span text:style-name="T8">any Contracted Processor </text:span><text:span text:style-name="T71">receives a request from a Data Subject under any Data Protection Law in respect of Company Personal Data</text:span><text:bookmark-end text:name="_Ref482964520"/><text:span text:style-name="T8">; and</text:span></text:p>
      <text:p text:style-name="P50"/>
      <text:p text:style-name="P80"><text:span text:style-name="T21">7.2.2 </text:span><text:span text:style-name="T8">ensure that the Contracted Processor does not respond to that request except on the documented instructions of Company or the relevant Company Affiliate or as required by Applicable Laws to which the Contracted Processor is subject, in which case Vendor shall to the extent permitted by Applicable Laws inform Company of that legal requirement before the Contracted Processor responds to the request.</text:span></text:p>
      <text:p text:style-name="P13"><text:bookmark text:name="_DV_M576"/><text:span text:style-name="T102">8. </text:span><text:bookmark-start text:name="_Ref483161556"/><text:bookmark-start text:name="_Ref464575151"/>Personal Data Breach<text:bookmark-end text:name="_Ref483161556"/><text:bookmark-end text:name="_Ref464575151"/></text:p>
      <text:p text:style-name="P20"><text:span text:style-name="T40">8.1 </text:span><text:span text:style-name="T35">Vendor shall notify Company without undue delay upon </text:span><text:span text:style-name="T51">Vendor or any Subprocessor </text:span><text:span text:style-name="T35">becoming aware of a Personal Data Breach</text:span><text:span text:style-name="T51"> affecting Company Personal Data,</text:span><text:span text:style-name="T35"> providing Company with sufficient </text:span><text:soft-page-break/><text:span text:style-name="T35">information </text:span><text:span text:style-name="T51">to</text:span><text:span text:style-name="T35"> allow each Company Group Member to meet any obligations to report </text:span><text:span text:style-name="T51">or inform Data Subjects of the</text:span><text:span text:style-name="T35"> Personal Data Breach under the Data Protection Laws</text:span><text:span text:style-name="T68">.</text:span><text:span text:style-name="T35"> <text:s/></text:span><text:bookmark-start text:name="_DV_C398"/></text:p>
      <text:p text:style-name="P65"><text:bookmark-end text:name="_DV_C398"/></text:p>
      <text:p text:style-name="P79"><text:span text:style-name="T86">8.2 </text:span><text:bookmark-start text:name="_Ref482964994"/><text:span text:style-name="T71">Vendor shall</text:span><text:span text:style-name="T8"> </text:span><text:span text:style-name="T71">co-operate with Company and each Company Group Member and take such reasonable commercial steps as are directed by Company to assist in the investigation, mitigation and remediation of each </text:span><text:span text:style-name="T8">such </text:span><text:span text:style-name="T71">Personal Data Breach.</text:span><text:bookmark-end text:name="_Ref482964994"/></text:p>
      <text:p text:style-name="P13"><text:span text:style-name="T103">9. </text:span><text:bookmark-start text:name="_Ref464575757"/>Data Protection Impact Assessment and Prior Consultation<text:bookmark-end text:name="_Ref464575757"/></text:p>
      <text:p text:style-name="P81"><text:span text:style-name="T71">Vendor and each Vendor Affiliate shall</text:span><text:span text:style-name="T8"> </text:span><text:span text:style-name="T71">provide reasonable assistance to each Company Group Member with any data protection impact assessments</text:span><text:span text:style-name="T8">,</text:span><text:span text:style-name="T71"> and prior consultations </text:span><text:span text:style-name="T8">with</text:span><text:span text:style-name="T71"> </text:span><text:span text:style-name="T8">Supervising Authorities or other competent data privacy authorities, </text:span><text:span text:style-name="T71">which </text:span><text:span text:style-name="T8">Company reasonably considers to be required of any Company Group Member by a</text:span><text:span text:style-name="T71">rticle </text:span><text:span text:style-name="T8">35 or </text:span><text:span text:style-name="T71">36 </text:span><text:span text:style-name="T8">of the </text:span><text:span text:style-name="T71">GDPR</text:span><text:span text:style-name="T8"> or equivalent provisions of any other Data Protection Law</text:span><text:span text:style-name="T71">, in each case solely in relation to Processing of Company Personal Data by</text:span><text:span text:style-name="T8">,</text:span><text:span text:style-name="T71"> and taking into account the nature of the Processing and information available to</text:span><text:span text:style-name="T8">, the Contracted Processors</text:span><text:span text:style-name="T71">.</text:span></text:p>
      <text:p text:style-name="P13"/>
      <text:p text:style-name="P13"><text:span text:style-name="T104">10. </text:span><text:bookmark-start text:name="_Ref464578312"/><text:bookmark-start text:name="_Ref472960661"/>Deletion or return of Company Personal Data<text:bookmark-end text:name="_Ref472960661"/></text:p>
      <text:p text:style-name="P20"><text:span text:style-name="T41">10.1 </text:span><text:bookmark-start text:name="_Ref475523598"/><text:bookmark-start text:name="_Ref482964542"/><text:span text:style-name="T35">Subject to sections </text:span><text:a xlink:type="simple" xlink:href="#_Ref479850356" text:style-name="Internet_20_link" text:visited-style-name="Visited_20_Internet_20_Link"><text:span text:style-name="T35">10.2</text:span></text:a><text:span text:style-name="T35"> and </text:span><text:a xlink:type="simple" xlink:href="#_Ref475523583" text:style-name="Internet_20_link" text:visited-style-name="Visited_20_Internet_20_Link"><text:span text:style-name="T35">10.3</text:span></text:a><text:span text:style-name="T35"> Vendor and each Vendor Affiliate shall promptly and in any event within </text:span><text:span text:style-name="T51">thirty days</text:span><text:span text:style-name="T35"> of the date of cessation of </text:span><text:span text:style-name="T51">any</text:span><text:span text:style-name="T35"> Services involving the Processing of Company Personal Data</text:span><text:span text:style-name="T51"> (the "</text:span><text:span text:style-name="T49">Cessation</text:span><text:span text:style-name="T34"> Date</text:span><text:span text:style-name="T51">")</text:span><text:span text:style-name="T35">, </text:span><text:span text:style-name="T51">d</text:span><text:span text:style-name="T35">elete and procure the </text:span><text:span text:style-name="T51">d</text:span><text:span text:style-name="T35">eletion of all copies of </text:span><text:span text:style-name="T51">those </text:span><text:span text:style-name="T35">Company Personal Data.</text:span><text:bookmark-end text:name="_Ref482964542"/></text:p>
      <text:p text:style-name="P65"/>
      <text:p text:style-name="P20"><text:span text:style-name="T42">10.2 </text:span><text:bookmark-start text:name="_Ref479850356"/><text:span text:style-name="T35">Subject to section </text:span><text:a xlink:type="simple" xlink:href="#_Ref475523583" text:style-name="Internet_20_link" text:visited-style-name="Visited_20_Internet_20_Link"><text:span text:style-name="T35">10.3</text:span></text:a><text:span text:style-name="T35">, Company may in its absolute discretion </text:span><text:span text:style-name="T51">by written </text:span><text:span text:style-name="T35">noti</text:span><text:span text:style-name="T51">ce</text:span><text:span text:style-name="T35"> </text:span><text:span text:style-name="T51">to </text:span><text:span text:style-name="T35">Vendor within </text:span><text:span text:style-name="T51">thirty days </text:span><text:span text:style-name="T35">of the Cessation Date require Vendor and each Vendor Affiliate to (a) return a complete copy of all Company Personal Data to Company by secure file transfer in such format as</text:span><text:span text:style-name="T51"> is reasonably</text:span><text:span text:style-name="T35"> notified by Company to Vendor; and (b) </text:span><text:span text:style-name="T51">d</text:span><text:span text:style-name="T35">elete and procure the </text:span><text:span text:style-name="T51">d</text:span><text:span text:style-name="T35">eletion of all other copies of Company Personal Data Processed by any </text:span><text:span text:style-name="T51">Contracted P</text:span><text:span text:style-name="T35">rocessor. Vendor and each Vendor Affiliate shall comply with any such written request within </text:span><text:span text:style-name="T51">thirty days</text:span><text:span text:style-name="T35"> of the Cessation Date.</text:span><text:bookmark-end text:name="_Ref479850356"/></text:p>
      <text:p text:style-name="P49"><text:bookmark-end text:name="_Ref475523598"/></text:p>
      <text:p text:style-name="P79"><text:span text:style-name="T22">10.3 </text:span><text:bookmark-start text:name="_Ref475871334"/><text:bookmark-start text:name="_Ref475523583"/><text:span text:style-name="T8">Each Contracted Processor may retain</text:span><text:span text:style-name="T71"> Company Personal Data to the extent required by Applicable Laws and only to the extent and for such period as required by Applicable Laws and always provided that Vendor and each Vendor Affiliate shall</text:span><text:span text:style-name="T8"> </text:span><text:span text:style-name="T71">ensure the confidentiality of all such Company Personal Data and shall ensure that such Company Personal Data </text:span><text:span text:style-name="T8">is</text:span><text:span text:style-name="T71"> only Processed as necessary for the purpose(s) specified in the Applicable Laws requiring its storage and for no other purpose.</text:span><text:bookmark-end text:name="_Ref475871334"/><text:bookmark-end text:name="_Ref475523583"/><text:span text:style-name="T72"> </text:span></text:p>
      <text:p text:style-name="P65"/>
      <text:p text:style-name="P20"><text:span text:style-name="T43">10.4 </text:span><text:span text:style-name="T35">Vendor shall provide written certification to Company that it and each Vendor Affiliate has fully complied with this section </text:span><text:a xlink:type="simple" xlink:href="#_Ref472960661" text:style-name="Internet_20_link" text:visited-style-name="Visited_20_Internet_20_Link"><text:span text:style-name="T35">10</text:span></text:a><text:span text:style-name="T35"> within </text:span><text:span text:style-name="T51">thirty days</text:span><text:span text:style-name="T35"> of the Cessation Date.</text:span></text:p>
      <text:p text:style-name="P13"><text:span text:style-name="T105">11. </text:span><text:bookmark-start text:name="_Ref472950243"/><text:bookmark-start text:name="_Ref471378903"/>Audit<text:bookmark-end text:name="_Ref471378903"/> rights<text:bookmark-end text:name="_Ref472950243"/></text:p>
      <text:p text:style-name="P20"><text:span text:style-name="T55">11.1 </text:span><text:bookmark-start text:name="_Ref482970378"/><text:span text:style-name="T51">Subject to sections [</text:span><text:a xlink:type="simple" xlink:href="#_Ref483162686" text:style-name="Internet_20_link" text:visited-style-name="Visited_20_Internet_20_Link"><text:span text:style-name="T51">11.2</text:span></text:a><text:span text:style-name="T51">], </text:span><text:span text:style-name="T35">Vendor and each Vendor Affiliate shall make available to each Company Group Member on request all information necessary to demonstrate compliance with this Addendum</text:span><text:span text:style-name="T51">,</text:span><text:span text:style-name="T35"> and</text:span><text:span text:style-name="T51"> </text:span><text:soft-page-break/><text:span text:style-name="T51">shall</text:span><text:span text:style-name="T35"> allow for and contribute to audits, including inspections, by any Company Group Member or an auditor mandated by </text:span><text:span text:style-name="T51">any </text:span><text:span text:style-name="T35">Company</text:span><text:span text:style-name="T51"> Group Member in relation to the Processing of the Company Personal Data by the Contracted Processors</text:span><text:span text:style-name="T35">.</text:span><text:bookmark-end text:name="_Ref482970378"/></text:p>
      <text:p text:style-name="P49"/>
      <text:p text:style-name="P20"><text:span text:style-name="T56">11.2 </text:span><text:bookmark-start text:name="_Ref483162694"/><text:span text:style-name="T51">Information and audit rights of the Company Group Members only arise under section </text:span><text:a xlink:type="simple" xlink:href="#_Ref482970378" text:style-name="Internet_20_link" text:visited-style-name="Visited_20_Internet_20_Link"><text:span text:style-name="T51">11.1</text:span></text:a><text:span text:style-name="T51"> to the extent that the Master Service Agreement does not otherwise give them information and audit rights meeting the relevant requirements of Data Protection Law (including, where applicable, article 28(3)(h) of the GDPR).</text:span><text:bookmark-end text:name="_Ref483162694"/></text:p>
      <text:p text:style-name="P13"><text:bookmark-end text:name="_Ref464578312"/><text:span text:style-name="T106">12. </text:span><text:bookmark-start text:name="_Ref475892068"/>Restricted Transfers<text:bookmark-end text:name="_Ref475892068"/></text:p>
      <text:p text:style-name="P20"><text:span text:style-name="T57">12.1 </text:span><text:bookmark-start text:name="_Ref476316761"/><text:span text:style-name="T51">Subject to section </text:span><text:a xlink:type="simple" xlink:href="#_Ref483204307" text:style-name="Internet_20_link" text:visited-style-name="Visited_20_Internet_20_Link"><text:span text:style-name="T51">12.3</text:span></text:a><text:span text:style-name="T51">, each </text:span><text:span text:style-name="T35">Company </text:span><text:span text:style-name="T51">Group Member</text:span><text:span text:style-name="T35"> </text:span><text:span text:style-name="T51">(</text:span><text:span text:style-name="T35">as </text:span><text:span text:style-name="T51">"data exporter")</text:span><text:span text:style-name="T35"> and </text:span><text:span text:style-name="T51">each Contracted Processor, as appropriate,</text:span><text:span text:style-name="T35"> </text:span><text:span text:style-name="T51">(</text:span><text:span text:style-name="T35">as </text:span><text:span text:style-name="T51">"data importer")</text:span><text:span text:style-name="T35"> hereby enter into the Standard Contractual Clauses in respect of any Restricted Transfer</text:span><text:span text:style-name="T51"> from that Company Group Member to that Contracted Processor</text:span><text:span text:style-name="T35">.</text:span><text:bookmark-end text:name="_Ref476316761"/></text:p>
      <text:p text:style-name="P65"/>
      <text:p text:style-name="P20"><text:span text:style-name="T44">12.2 </text:span><text:span text:style-name="T35">The Standard Contractual Clauses shall come into effect </text:span><text:span text:style-name="T51">under section </text:span><text:a xlink:type="simple" xlink:href="#_Ref476316761" text:style-name="Internet_20_link" text:visited-style-name="Visited_20_Internet_20_Link"><text:span text:style-name="T51">12.1</text:span></text:a><text:span text:style-name="T51"> </text:span><text:span text:style-name="T35">on the later of:</text:span></text:p>
      <text:p text:style-name="P65"/>
      <text:p text:style-name="P20"><text:span text:style-name="T45">12.2.1 </text:span><text:span text:style-name="T35">the </text:span><text:span text:style-name="T51">data exporter</text:span><text:span text:style-name="T35"> becoming a party to th</text:span><text:span text:style-name="T51">e</text:span><text:span text:style-name="T35">m;</text:span></text:p>
      <text:p text:style-name="P20"><text:span text:style-name="T45">12.2.2 </text:span><text:span text:style-name="T35">the </text:span><text:span text:style-name="T51">data importer</text:span><text:span text:style-name="T35"> becoming a party to th</text:span><text:span text:style-name="T51">e</text:span><text:span text:style-name="T35">m; </text:span><text:span text:style-name="T51">and</text:span></text:p>
      <text:p text:style-name="P20"><text:span text:style-name="T46">12.2.3 </text:span><text:span text:style-name="T35">commencement of </text:span><text:span text:style-name="T51">the relevant</text:span><text:span text:style-name="T35"> Restricted Transfer.</text:span></text:p>
      <text:p text:style-name="P49"/>
      <text:p text:style-name="P20"><text:span text:style-name="T58">12.3 </text:span><text:bookmark-start text:name="_Ref483204307"/><text:span text:style-name="T51">Section </text:span><text:a xlink:type="simple" xlink:href="#_Ref476316761" text:style-name="Internet_20_link" text:visited-style-name="Visited_20_Internet_20_Link"><text:span text:style-name="T51">12.1</text:span></text:a><text:span text:style-name="T51"> shall not apply to a Restricted Transfer unless its effect, together with other reasonably practicable compliance steps (which, for the avoidance of doubt, do not include obtaining consents from Data Subjects), is to allow the relevant Restricted Transfer to take place without breach of applicable Data Protection Law.</text:span><text:bookmark-end text:name="_Ref483204307"/></text:p>
      <text:p text:style-name="P65"/>
      <text:p text:style-name="P20"><text:span text:style-name="T47">12.4 </text:span><text:bookmark-start text:name="_Ref483163382"/><text:span text:style-name="T35">Vendor warrants and represents that, before </text:span><text:span text:style-name="T51">the commencement of </text:span><text:span text:style-name="T35">any </text:span><text:span text:style-name="T51">Restricted Transfer to a Subprocessor which is not a </text:span><text:span text:style-name="T35">Vendor Affiliate</text:span><text:span text:style-name="T51">,</text:span><text:span text:style-name="T35"> Vendor's or the relevant Vendor Affiliate’s entry into th</text:span><text:span text:style-name="T51">e Standard Contractual Clauses</text:span><text:span text:style-name="T35"> </text:span><text:span text:style-name="T51">under section </text:span><text:a xlink:type="simple" xlink:href="#_Ref476316761" text:style-name="Internet_20_link" text:visited-style-name="Visited_20_Internet_20_Link"><text:span text:style-name="T51">12.1</text:span></text:a><text:span text:style-name="T51">, and agreement to variations to those Standard Contractual Clauses made under section </text:span><text:a xlink:type="simple" xlink:href="#_Ref483203166" text:style-name="Internet_20_link" text:visited-style-name="Visited_20_Internet_20_Link"><text:span text:style-name="T51">13.4.1</text:span></text:a><text:span text:style-name="T51">, </text:span><text:span text:style-name="T35">as agent for and on behalf of that </text:span><text:span text:style-name="T51">Subprocessor</text:span><text:span text:style-name="T35"> will have been duly and effectively authorised (or subsequently ratified) by that </text:span><text:span text:style-name="T51">Subprocessor</text:span><text:span text:style-name="T35">.</text:span><text:bookmark-end text:name="_Ref483163382"/></text:p>
      <text:p text:style-name="P16"><text:span text:style-name="T107">13. </text:span>General Terms</text:p>
      <text:p text:style-name="P41"><text:bookmark-start text:name="_Ref475525030"/><text:span text:style-name="T13">Governing law and</text:span><text:span text:style-name="T73"> jurisdiction</text:span></text:p>
      <text:p text:style-name="P79"><text:span text:style-name="T87">13.1 </text:span><text:bookmark-start text:name="_Ref483163900"/><text:span text:style-name="T71">Without prejudice to clause</text:span><text:span text:style-name="T8">s</text:span><text:span text:style-name="T71"> 7 (Mediation and Jurisdiction)</text:span><text:span text:style-name="T8"> and 9 (Governing Law)</text:span><text:span text:style-name="T71"> of the Standard Contractual Clauses</text:span><text:span text:style-name="T8">:</text:span></text:p>
      <text:p text:style-name="P49"/>
      <text:p text:style-name="P79"><text:span text:style-name="T23">13.1.1 </text:span><text:span text:style-name="T71">the parties to this Addendum hereby </text:span><text:bookmark-end text:name="_Ref475525030"/><text:span text:style-name="T71">submit to the choice of jurisdiction stipulated in the Master Service Agreement with respect to any disputes or claims howsoever arising under this Addendum</text:span><text:bookmark-end text:name="_Ref483163900"/><text:span text:style-name="T8">,</text:span><text:span text:style-name="T71"> including dispute</text:span><text:span text:style-name="T8">s</text:span><text:span text:style-name="T71"> regarding </text:span><text:span text:style-name="T8">its</text:span><text:span text:style-name="T71"> existence, validity or termination or the consequences of its nullity</text:span><text:span text:style-name="T8">; and</text:span></text:p>
      <text:p text:style-name="P55"/>
      <text:p text:style-name="P79"><text:span text:style-name="T24">13.1.2 </text:span><text:span text:style-name="T8">t</text:span><text:span text:style-name="T71">his A</text:span><text:span text:style-name="T8">ddendum</text:span><text:span text:style-name="T71"> and all non-contractual or other obligations arising out of or in connection with it are governed by</text:span><text:span text:style-name="T8"> the laws of the country or territory stipulated for this purpose in the Master Service Agreement.</text:span><text:span text:style-name="T70"> </text:span></text:p>
      <text:p text:style-name="P75"><text:soft-page-break/></text:p>
      <text:p text:style-name="P76">Order of precedence</text:p>
      <text:p text:style-name="P79"><text:span text:style-name="T25">13.2 </text:span><text:bookmark-start text:name="_Ref483165090"/><text:span text:style-name="T8">N</text:span><text:span text:style-name="T71">othing in this Addendum </text:span><text:span text:style-name="T8">reduce</text:span><text:span text:style-name="T71">s Vendor's or any Vendor Affiliate’s obligations under the Master Service Agreement in relation to the protection of Personal Data or permits Vendor or any Vendor Affiliate to Process (or permit the Processing of) Personal Data in a manner which is prohibited by the Master Service Agreement.</text:span><text:bookmark-end text:name="_Ref483165090"/><text:span text:style-name="T71"> In the event of any conflict or inconsistency between this Addendum and the </text:span><text:span text:style-name="T8">Standard Contractual </text:span><text:span text:style-name="T71">Clauses, </text:span><text:span text:style-name="T8">the Standard Contractual Clauses</text:span><text:span text:style-name="T71"> shall prevail.</text:span></text:p>
      <text:p text:style-name="P49"/>
      <text:p text:style-name="P20"><text:span text:style-name="T59">13.3 </text:span><text:span text:style-name="T51">Subject to section </text:span><text:a xlink:type="simple" xlink:href="#_Ref483165090" text:style-name="Internet_20_link" text:visited-style-name="Visited_20_Internet_20_Link"><text:span text:style-name="T51">13.2</text:span></text:a><text:span text:style-name="T51">, w</text:span><text:span text:style-name="T35">ith regard to the subject matter of this Addendum, in the event of inconsistencies between the provisions of this Addendum and any other agreements between the parties, including the Master Service Agreement</text:span><text:span text:style-name="T51"> and including (except where explicitly agreed otherwise in writing, signed on behalf of the parties) agreements entered into or purported to be entered into after the date of this Addendum</text:span><text:span text:style-name="T35">, the provisions of this Addendum shall prevail.</text:span></text:p>
      <text:p text:style-name="P84"/>
      <text:p text:style-name="P86">Changes in Data Protection Laws, etc.</text:p>
      <text:p text:style-name="P65"/>
      <text:p text:style-name="P20"><text:span text:style-name="T48">13.4 </text:span><text:bookmark-start text:name="_Ref483203635"/><text:span text:style-name="T35">Company may</text:span><text:span text:style-name="T51">:</text:span><text:bookmark-end text:name="_Ref483203635"/></text:p>
      <text:p text:style-name="P49"/>
      <text:p text:style-name="P20"><text:span text:style-name="T60">13.4.1 </text:span><text:bookmark-start text:name="_Ref483203166"/><text:span text:style-name="T35">by </text:span><text:span text:style-name="T51">at least thirty calendar days written </text:span><text:span text:style-name="T35">notice to Vendor from time to time </text:span><text:span text:style-name="T51">make any variations to</text:span><text:span text:style-name="T35"> the Standard Contractual Clauses</text:span><text:span text:style-name="T51"> (including any Standard Contractual Clauses entered into under section </text:span><text:a xlink:type="simple" xlink:href="#_Ref476316761" text:style-name="Internet_20_link" text:visited-style-name="Visited_20_Internet_20_Link"><text:span text:style-name="T51">12.1</text:span></text:a><text:span text:style-name="T51">)</text:span><text:span text:style-name="T35">, as they apply to Restricted Transfers </text:span><text:span text:style-name="T51">which are </text:span><text:span text:style-name="T35">subject to </text:span><text:span text:style-name="T51">a particular </text:span><text:span text:style-name="T35">Data Protection Law, which are required</text:span><text:span text:style-name="T51">,</text:span><text:span text:style-name="T35"> as a result of a</text:span><text:span text:style-name="T51">ny</text:span><text:span text:style-name="T35"> change in</text:span><text:span text:style-name="T51">,</text:span><text:span text:style-name="T35"> </text:span><text:span text:style-name="T51">or decision of a competent authority under, </text:span><text:span text:style-name="T35">th</text:span><text:span text:style-name="T51">at</text:span><text:span text:style-name="T35"> Data Protection Law</text:span><text:span text:style-name="T51">, to allow those Restricted Transfers to be made (or continue to be made) without breach of that Data Protection Law</text:span><text:span text:style-name="T35">; </text:span><text:span text:style-name="T51">and</text:span><text:bookmark-end text:name="_Ref483203166"/></text:p>
      <text:p text:style-name="P49"/>
      <text:p text:style-name="P20"><text:span text:style-name="T60">13.4.2 </text:span><text:bookmark-start text:name="_Ref483203394"/><text:span text:style-name="T51">propose any other variations to this Addendum which Company reasonably considers to be necessary to address the requirements of any Data Protection Law.</text:span><text:bookmark-end text:name="_Ref483203394"/></text:p>
      <text:p text:style-name="P49"/>
      <text:p text:style-name="P20"><text:span text:style-name="T61">13.5 </text:span><text:span text:style-name="T51">If Company gives notice under section </text:span><text:a xlink:type="simple" xlink:href="#_Ref483203166" text:style-name="Internet_20_link" text:visited-style-name="Visited_20_Internet_20_Link"><text:span text:style-name="T51">13.4.1</text:span></text:a><text:span text:style-name="T51">:</text:span></text:p>
      <text:p text:style-name="P49"/>
      <text:p text:style-name="P20"><text:span text:style-name="T62">13.5.1 </text:span><text:bookmark-start text:name="_Ref483203584"/><text:span text:style-name="T35">Vendor and each Vendor Affiliate shall promptly co-operate (and ensure that any affected Subprocessors promptly co-operate) to ensure that equivalent </text:span><text:span text:style-name="T51">variation</text:span><text:span text:style-name="T35">s are made to any agreement put in place under section </text:span><text:a xlink:type="simple" xlink:href="#_Ref483163781" text:style-name="Internet_20_link" text:visited-style-name="Visited_20_Internet_20_Link"><text:span text:style-name="T35">6.4.3</text:span></text:a><text:span text:style-name="T51">; and</text:span><text:bookmark-end text:name="_Ref483203584"/></text:p>
      <text:p text:style-name="P49"/>
      <text:p text:style-name="P20"><text:span text:style-name="T62">13.5.2 </text:span><text:span text:style-name="T51">Company shall not unreasonably withhold or delay agreement to any consequential variations to this Addendum proposed by Vendor to protect the Contracted Processors against additional risks associated with the variations made under section </text:span><text:a xlink:type="simple" xlink:href="#_Ref483203166" text:style-name="Internet_20_link" text:visited-style-name="Visited_20_Internet_20_Link"><text:span text:style-name="T51">13.4.1</text:span></text:a><text:span text:style-name="T51"> [and/or </text:span><text:a xlink:type="simple" xlink:href="#_Ref483203584" text:style-name="Internet_20_link" text:visited-style-name="Visited_20_Internet_20_Link"><text:span text:style-name="T51">13.5.1</text:span></text:a><text:span text:style-name="T51">].</text:span></text:p>
      <text:p text:style-name="P49"/>
      <text:p text:style-name="P20"><text:span text:style-name="T63">13.6 </text:span><text:span text:style-name="T51">If Company gives notice under section </text:span><text:a xlink:type="simple" xlink:href="#_Ref483203394" text:style-name="Internet_20_link" text:visited-style-name="Visited_20_Internet_20_Link"><text:span text:style-name="T51">13.4.2</text:span></text:a><text:span text:style-name="T51">, the parties shall promptly discuss the proposed variations and negotiate in good faith with a view to agreeing and implementing those or alternative variations designed to address the requirements identified in Company's notice as soon as is reasonably practicable.</text:span></text:p>
      <text:p text:style-name="P49"/>
      <text:p text:style-name="P20"><text:span text:style-name="T64">13.7 </text:span><text:span text:style-name="T51">Neither Company nor Vendor shall require the consent or approval of any Company Affiliate or Vendor Affiliate to amend this Addendum pursuant to this section 13.5 or otherwise. </text:span></text:p>
      <text:p text:style-name="P85"><text:soft-page-break/></text:p>
      <text:p text:style-name="P85">Severance</text:p>
      <text:p text:style-name="P65"><text:span text:style-name="T108">13.8 </text:span>Should any provision of this Addendum be invalid or unenforceable, then the remainder of this Addendum shall remain valid and in force. The invalid or unenforceable provision shall be either (i) amended as necessary to ensure its validity and enforceability, while preserving the parties’ intentions as closely as possible or, if this is not possible, (ii) construed in a manner as if the invalid or unenforceable part had never been contained therein.</text:p>
      <text:p text:style-name="P51"/>
      <text:p text:style-name="P53">IN WITNESS WHEREOF, this Addendum is entered into and becomes a binding part of the Master Service Agreement with effect from the date first set out above.</text:p>
      <text:p text:style-name="P25"/>
      <text:p text:style-name="P34"/>
      <text:p text:style-name="P31"/>
      <text:p text:style-name="P31"><text:span text:style-name="T109">By: </text:span>Dr.-Ing. Mario Heiderich, <text:span text:style-name="T88">Cure53</text:span></text:p>
      <text:p text:style-name="P39"/>
      <text:p text:style-name="P39"/>
      <text:p text:style-name="P40"/>
      <text:p text:style-name="P63">Signature: ______________________________</text:p>
      <text:p text:style-name="P63"/>
      <text:p text:style-name="P87"><text:span text:style-name="T8">Name: </text:span><text:span text:style-name="T26">Dr.-Ing Mario Heiderich</text:span></text:p>
      <text:p text:style-name="P64"/>
      <text:p text:style-name="P87"><text:span text:style-name="T8">Title: </text:span><text:span text:style-name="T26">Director</text:span></text:p>
      <text:p text:style-name="P63"/>
      <text:p text:style-name="P88"><text:span text:style-name="T8">Date Signed </text:span><text:span text:style-name="T8"><text:date style:data-style-name="N37" text:date-value="2025-05-30T17:18:10.079206251">30/05/25</text:date></text:span></text:p>
      <text:p text:style-name="P35"/>
      <text:p text:style-name="P26"/>
      <text:p text:style-name="P26"/>
      <text:p text:style-name="P60"><text:span text:style-name="T110">By: </text:span>______________________________________</text:p>
      <text:p text:style-name="P35"/>
      <text:p text:style-name="P35"/>
      <text:p text:style-name="P53">Signature: ______________________________</text:p>
      <text:p text:style-name="P53"/>
      <text:p text:style-name="P53">Name: _________________________________</text:p>
      <text:p text:style-name="P53"/>
      <text:p text:style-name="P82"><text:span text:style-name="T8">Title: </text:span><text:span text:style-name="T11">______________</text:span></text:p>
      <text:p text:style-name="P53"/>
      <text:p text:style-name="P53">Date Signed: __________</text:p>
      <text:p text:style-name="P78"/>
      <text:p text:style-name="P17"/>
      <text:p text:style-name="P17"><text:soft-page-break/>ANNEX 1: DETAILS OF PROCESSING OF COMPANY PERSONAL DATA</text:p>
      <text:p text:style-name="P69">This Annex 1 includes certain details of the Processing of Company Personal Data as required by Article 28(3) GDPR.</text:p>
      <text:p text:style-name="P76"/>
      <text:p text:style-name="P91">Subject matter and duration of the Processing of Company Personal Data</text:p>
      <text:p text:style-name="P77"/>
      <text:p text:style-name="P74">The subject matter and duration of the Processing of the Company Personal Data are set out in <text:span text:style-name="T92">the Master Service Agreement and this Addendum.</text:span></text:p>
      <text:p text:style-name="P98"/>
      <text:p text:style-name="P102">The nature and purpose of the Processing of Company Personal Data</text:p>
      <text:p text:style-name="P99"/>
      <text:p text:style-name="P101"><text:span text:style-name="T91">Cure53</text:span> may at times obtain sensitive source code, user information or critical access credentials during its work to audit, verify and design cryptographic systems.</text:p>
      <text:p text:style-name="P98"/>
      <text:p text:style-name="P102">The types of Company Personal Data to be Processed</text:p>
      <text:p text:style-name="P99"/>
      <text:p text:style-name="P101">In some situations, data obtained by <text:span text:style-name="T91">Cure53</text:span> may include personal user information. This is especially pertinent when auditing (or performing penetration testing) on production systems.</text:p>
      <text:p text:style-name="P100"/>
      <text:p text:style-name="P102">The categories of Data Subject to whom the Company Personal Data relates</text:p>
      <text:p text:style-name="P99"/>
      <text:p text:style-name="P101">Web application users. Client source code. Client access credentials.</text:p>
      <text:p text:style-name="P76"/>
      <text:p text:style-name="P91">The obligations and rights of Company and Company Affiliates</text:p>
      <text:p text:style-name="P77"/>
      <text:p text:style-name="P6">The obligations and rights of Company and Company Affiliates are set out in the Master Service Agreement and this Addendum.</text:p>
      <text:p text:style-name="P17"/>
      <text:p text:style-name="P17"/>
      <text:p text:style-name="P17"/>
      <text:p text:style-name="P17"/>
      <text:p text:style-name="P17"><text:soft-page-break/>ANNEX 2: STANDARD CONTRACTUAL CLAUSES</text:p>
      <text:p text:style-name="P27"/>
      <text:p text:style-name="P28">Standard Contractual Clauses (processors)</text:p>
      <text:p text:style-name="P53">For the purposes of Article 26(2) of Directive 95/46/EC for the transfer of personal data to processors established in third countries which do not ensure an adequate level of data protection. Name of the data exporting organisation: </text:p>
      <text:p text:style-name="P24"/>
      <text:p text:style-name="P61">______________________________________</text:p>
      <text:p text:style-name="P57"/>
      <text:p text:style-name="P61">______________________________________ </text:p>
      <text:p text:style-name="P61"/>
      <text:p text:style-name="P61">______________________________________</text:p>
      <text:p text:style-name="P29"/>
      <text:p text:style-name="P61">Tel.: _______________________</text:p>
      <text:p text:style-name="P61"/>
      <text:p text:style-name="P61">Email: _____________________</text:p>
      <text:p text:style-name="P47"><text:span text:style-name="T19">(the data </text:span><text:span text:style-name="T12">exporter</text:span><text:span text:style-name="T19">)</text:span></text:p>
      <text:p text:style-name="P61"/>
      <text:p text:style-name="P48"><text:span text:style-name="T19">A</text:span><text:span text:style-name="T8">nd</text:span></text:p>
      <text:p text:style-name="P61"/>
      <text:p text:style-name="P89"><text:span text:style-name="T19">Dr.-Ing. Mario Heiderich, </text:span><text:span text:style-name="T8">Cure53</text:span></text:p>
      <text:p text:style-name="P53"><text:span text:style-name="T111">Wilmersdorfer</text:span> Str. 1<text:span text:style-name="T111">06</text:span></text:p>
      <text:p text:style-name="P53">D 10<text:span text:style-name="T112">62</text:span>9 Berlin, Germany</text:p>
      <text:p text:style-name="P53">Tel.: +49 1520 8675782; </text:p>
      <text:p text:style-name="P82"><text:span text:style-name="T19">E</text:span><text:span text:style-name="T8">mail: mario@cure53.de</text:span></text:p>
      <text:p text:style-name="P82"><text:span text:style-name="T8">(the data </text:span><text:span text:style-name="T9">importer</text:span><text:span text:style-name="T8">)</text:span></text:p>
      <text:p text:style-name="P24"/>
      <text:p text:style-name="P53">each a “party”; together “the parties”, HAVE AGREED on the following Contractual Clauses (the Clauses) in order to adduce adequate safeguards with respect to the protection of privacy and fundamental rights and freedoms of individuals for the transfer by the data exporter to the data importer of the personal data specified in Appendix 1.</text:p>
      <text:p text:style-name="P13">Background</text:p>
      <text:p text:style-name="P81"><text:span text:style-name="T8">The data exporter has entered into a data processing addendum (“DPA”) with the data importer. Pursuant to the terms of the DPA, it is contemplated that services provided by the data importer will involve the transfer of personal data to data importer. Data importer is located in a country not ensuring an adequate level of data protection. To ensure compliance with Directive 95/46/EC</text:span><text:span text:style-name="T13"> </text:span><text:span text:style-name="T8">and applicable data protection law, the controller agrees to the provision of such Services, including the processing of personal data incidental thereto, subject to the data importer’s execution of, and compliance with, the terms of these Clauses.</text:span><text:span text:style-name="T13"> </text:span></text:p>
      <text:p text:style-name="P13"/>
      <text:p text:style-name="P13"><text:soft-page-break/>Clause 1</text:p>
      <text:p text:style-name="P37">Definitions </text:p>
      <text:p text:style-name="P53">For the purposes of the Clauses:</text:p>
      <text:p text:style-name="P53"/>
      <text:list text:style-name="L2">
        <text:list-item>
          <text:p text:style-name="P106"><text:span text:style-name="T13">'personal data', 'special categories of data', 'process/processing', 'controller', 'processor', 'data subject' </text:span><text:span text:style-name="T8">and </text:span><text:span text:style-name="T13">'supervisory authority'</text:span><text:span text:style-name="T8"> shall have the same meaning as in Directive 95/46/EC of the European Parliament and of the Council of 24 October 1995 on the protection of individuals with regard to the processing of personal data and on the free movement of such data;</text:span></text:p>
        </text:list-item>
        <text:list-item>
          <text:p text:style-name="P106"><text:span text:style-name="T8">'</text:span><text:span text:style-name="T13">the data exporter'</text:span><text:span text:style-name="T8"> means the controller who transfers the personal data;</text:span></text:p>
        </text:list-item>
        <text:list-item>
          <text:p text:style-name="P106"><text:span text:style-name="T13">'the data importer'</text:span><text:span text:style-name="T8"> means the processor who agrees to receive from the data exporter personal data intended for processing on his behalf after the transfer in accordance with his instructions and the terms of the Clauses and who is not subject to a third country's system ensuring adequate protection within the meaning of Article 25(1) of Directive 95/46/EC; </text:span></text:p>
        </text:list-item>
        <text:list-item>
          <text:p text:style-name="P106"><text:span text:style-name="T13">'the subprocessor'</text:span><text:span text:style-name="T8"> means any processor engaged by the data importer or by any other subprocessor of the data importer who agrees to receive from the data importer or from any other subprocessor of the data importer personal data exclusively intended for processing activities to be carried out on behalf of the data exporter after the transfer in accordance with his instructions, the terms of the Clauses and the terms of the written subcontract;</text:span></text:p>
        </text:list-item>
        <text:list-item>
          <text:p text:style-name="P106"><text:span text:style-name="T8">'</text:span><text:span text:style-name="T13">the applicable data protection law</text:span><text:span text:style-name="T17">'</text:span><text:span text:style-name="T8"> means the legislation protecting the fundamental rights and freedoms of individuals and, in particular, their right to privacy with respect to the processing of personal data applicable to a data controller in the Member State in which the data exporter is established;</text:span></text:p>
        </text:list-item>
        <text:list-item>
          <text:p text:style-name="P106"><text:span text:style-name="T13">'technical and organisational security measures'</text:span><text:span text:style-name="T8"> means those measures aimed at protecting personal data against accidental or unlawful destruction or accidental loss, alteration, unauthorised disclosure or access, in particular where the processing involves the transmission of data over a network, and against all other unlawful forms of processing.</text:span></text:p>
        </text:list-item>
      </text:list>
      <text:p text:style-name="P13">Clause 2</text:p>
      <text:p text:style-name="P37">Details of the transfer</text:p>
      <text:p text:style-name="P37"/>
      <text:p text:style-name="P51">The details of the transfer and in particular the special categories of personal data where applicable are specified in Appendix 1 which forms an integral part of the Clauses.</text:p>
      <text:p text:style-name="P13">Clause 3</text:p>
      <text:p text:style-name="P37">Third-party beneficiary clause</text:p>
      <text:p text:style-name="P37"/>
      <text:list text:style-name="L3">
        <text:list-item>
          <text:p text:style-name="P109">The data subject can enforce against the data exporter this Clause, Clause 4(b) to (i), Clause 5(a) to (e), and (g) to (j), Clause 6(1) and (2), Clause 7, Clause 8(2), and Clauses 9 to 12 as third-party beneficiary. </text:p>
        </text:list-item>
        <text:list-item>
          <text:p text:style-name="P109">The data subject can enforce against the data importer this Clause, Clause 5(a) to (e) and (g), Clause 6, Clause 7, Clause 8(2), and Clauses 9 to 12, in cases where the data exporter has factually disappeared or has ceased to exist in law unless any successor entity has assumed the <text:soft-page-break/>entire legal obligations of the data exporter by contract or by operation of law, as a result of which it takes on the rights and obligations of the data exporter, in which case the data subject can enforce them against such entity. </text:p>
        </text:list-item>
        <text:list-item>
          <text:p text:style-name="P109">The data subject can enforce against the subprocessor this Clause, Clause 5(a) to (e) and (g), Clause 6, Clause 7, Clause 8(2), and Clauses 9 to 12, in cases where both the data exporter and the data importer have factually disappeared or ceased to exist in law or have become insolvent, unless any successor entity has assumed the entire legal obligations of the data exporter by contract or by operation of law as a result of which it takes on the rights and obligations of the data exporter, in which case the data subject can enforce them against such entity. Such third-party liability of the subprocessor shall be limited to its own processing operations under the Clauses. </text:p>
        </text:list-item>
        <text:list-item>
          <text:p text:style-name="P109">The parties do not object to a data subject being represented by an association or other body if the data subject so expressly wishes and if permitted by national law. </text:p>
        </text:list-item>
      </text:list>
      <text:p text:style-name="P13">Clause 4</text:p>
      <text:p text:style-name="P37">Obligations of the data exporter</text:p>
      <text:p text:style-name="P35"/>
      <text:p text:style-name="P53">The data exporter agrees and warrants: </text:p>
      <text:list text:style-name="L4">
        <text:list-item>
          <text:p text:style-name="P110">that the processing, including the transfer itself, of the personal data has been and will continue to be carried out in accordance with the relevant provisions of the applicable data protection law (and, where applicable, has been notified to the relevant authorities of the Member State where the data exporter is established) and does not violate the relevant provisions of that State;</text:p>
        </text:list-item>
        <text:list-item>
          <text:p text:style-name="P110">that it has instructed and throughout the duration of the personal data processing services will instruct the data importer to process the personal data transferred only on the data exporter's behalf and in accordance with the applicable data protection law and the Clauses;</text:p>
        </text:list-item>
        <text:list-item>
          <text:p text:style-name="P110">that the data importer will provide sufficient guarantees in respect of the technical and organisational security measures specified in Appendix 2 to this contract;</text:p>
        </text:list-item>
        <text:list-item>
          <text:p text:style-name="P110">that after assessment of the requirements of the applicable data protection law, the security measures are appropriate to protect personal data against accidental or unlawful destruction or accidental loss, alteration, unauthorised disclosure or access, in particular where the processing involves the transmission of data over a network, and against all other unlawful forms of processing, and that these measures ensure a level of security appropriate to the risks presented by the processing and the nature of the data to be protected having regard to the state of the art and the cost of their implementation;</text:p>
        </text:list-item>
        <text:list-item>
          <text:p text:style-name="P110">that it will ensure compliance with the security measures;</text:p>
        </text:list-item>
        <text:list-item>
          <text:p text:style-name="P110">that, if the transfer involves special categories of data, the data subject has been informed or will be informed before, or as soon as possible after, the transfer that its data could be transmitted to a third country not providing adequate protection within the meaning of Directive 95/46/EC;</text:p>
        </text:list-item>
        <text:list-item>
          <text:p text:style-name="P110">to forward any notification received from the data importer or any subprocessor pursuant to Clause 5(b) and Clause 8(3) to the data protection supervisory authority if the data exporter decides to continue the transfer or to lift the suspension;</text:p>
        </text:list-item>
        <text:list-item>
          <text:p text:style-name="P107"><text:span text:style-name="T8">to make available to the data subjects upon request a copy of the Clauses, with the exception of Appendix 2, and a summary description of the security measures</text:span>, as well as a copy of any contract for subprocessing services which has to be made in accordance with the Clauses, <text:soft-page-break/>unless the Clauses or the contract contain commercial information, in which case it may remove such commercial information;</text:p>
        </text:list-item>
        <text:list-item>
          <text:p text:style-name="P110">that, in the event of subprocessing, the processing activity is carried out in accordance with Clause 11 by a subprocessor providing at least the same level of protection for the personal data and the rights of data subject as the data importer under the Clauses; and</text:p>
        </text:list-item>
        <text:list-item>
          <text:p text:style-name="P110">that it will ensure compliance with Clause 4(a) to (i).</text:p>
        </text:list-item>
      </text:list>
      <text:p text:style-name="P13">Clause 5</text:p>
      <text:p text:style-name="P37">Obligations of the data importer</text:p>
      <text:p text:style-name="P35"/>
      <text:p text:style-name="P35">The data importer agrees and warrants:</text:p>
      <text:list text:style-name="L5">
        <text:list-item>
          <text:p text:style-name="P111">to process the personal data only on behalf of the data exporter and in compliance with its instructions and the Clauses; if it cannot provide such compliance for whatever reasons, it agrees to inform promptly the data exporter of its inability to comply, in which case the data exporter is entitled to suspend the transfer of data and/or terminate the contract;</text:p>
        </text:list-item>
        <text:list-item>
          <text:p text:style-name="P111">that it has no reason to believe that the legislation applicable to it prevents it from fulfilling the instructions received from the data exporter and its obligations under the contract and that in the event of a change in this legislation which is likely to have a substantial adverse effect on the warranties and obligations provided by the Clauses, it will promptly notify the change to the data exporter as soon as it is aware, in which case the data exporter is entitled to suspend the transfer of data and/or terminate the contract;</text:p>
        </text:list-item>
        <text:list-item>
          <text:p text:style-name="P111">that it has implemented the technical and organisational security measures specified in Appendix 2 before processing the personal data transferred;</text:p>
        </text:list-item>
        <text:list-item>
          <text:p text:style-name="P111">that it will promptly notify the data exporter about:</text:p>
        </text:list-item>
        <text:list-item>
          <text:p text:style-name="P111">any legally binding request for disclosure of the personal data by a law enforcement authority unless otherwise prohibited, such as a prohibition under criminal law to preserve the confidentiality of a law enforcement investigation,</text:p>
        </text:list-item>
        <text:list-item>
          <text:p text:style-name="P111">any accidental or unauthorised access, and</text:p>
        </text:list-item>
        <text:list-item>
          <text:p text:style-name="P111">any request received directly from the data subjects without responding to that request, unless it has been otherwise authorised to do so;</text:p>
        </text:list-item>
        <text:list-item>
          <text:p text:style-name="P111">to deal promptly and properly with all inquiries from the data exporter relating to its processing of the personal data subject to the transfer and to abide by the advice of the supervisory authority with regard to the processing of the data transferred;</text:p>
        </text:list-item>
        <text:list-item>
          <text:p text:style-name="P111">at the request of the data exporter to submit its data processing facilities for audit of the processing activities covered by the Clauses which shall be carried out by the data exporter or an inspection body composed of independent members and in possession of the required professional qualifications bound by a duty of confidentiality, selected by the data exporter, where applicable, in agreement with the supervisory authority;</text:p>
        </text:list-item>
        <text:list-item>
          <text:p text:style-name="P111">to make available to the data subject upon request a copy of the Clauses, or any existing contract for subprocessing, unless the Clauses or contract contain commercial information, in which case it may remove such commercial information, with the exception of Appendix 2 which shall be replaced by a summary description of the security measures in those cases where the data subject is unable to obtain a copy from the data exporter;</text:p>
        </text:list-item>
        <text:list-item>
          <text:p text:style-name="P108"><text:soft-page-break/><text:span text:style-name="T8">that, in the event of subprocessing, it has previously informed the data exporter and obtained</text:span> its prior written consent;</text:p>
        </text:list-item>
        <text:list-item>
          <text:p text:style-name="P108"><text:span text:style-name="T18">that the</text:span><text:span text:style-name="T8"> </text:span><text:span text:style-name="T18">processing services by the subprocessor will be carried out in accordance with Clause 11</text:span>;</text:p>
        </text:list-item>
        <text:list-item>
          <text:p text:style-name="P108">to send promptly a copy of any subprocessor agreement it concludes under the Clauses to the data exporter.</text:p>
        </text:list-item>
      </text:list>
      <text:p text:style-name="P13">Clause 6</text:p>
      <text:p text:style-name="P37">Liability</text:p>
      <text:p text:style-name="P37"/>
      <text:list text:style-name="L6">
        <text:list-item>
          <text:p text:style-name="P112">The parties agree that any data subject, who has suffered damage as a result of any breach of the obligations referred to in Clause 3 or in Clause 11 by any party or subprocessor is entitled to receive compensation from the data exporter for the damage suffered.</text:p>
        </text:list-item>
        <text:list-item>
          <text:p text:style-name="P112">If a data subject is not able to bring a claim for compensation in accordance with paragraph 1 against the data exporter, arising out of a breach by the data importer or his subprocessor of any of their obligations referred to in Clause 3 or in Clause 11, because the data exporter has factually disappeared or ceased to exist in law or has become insolvent, the data importer agrees that the data subject may issue a claim against the data importer as if it were the data exporter, unless any successor entity has assumed the entire legal obligations of the data exporter by contract of by operation of law, in which case the data subject can enforce its rights against such entity.</text:p>
        </text:list-item>
        <text:list-item>
          <text:p text:style-name="P112">The data importer may not rely on a breach by a subprocessor of its obligations in order to avoid its own liabilities.</text:p>
        </text:list-item>
        <text:list-item>
          <text:p text:style-name="P112">If a data subject is not able to bring a claim against the data exporter or the data importer referred to in paragraphs 1 and 2, arising out of a breach by the subprocessor of any of their obligations referred to in Clause 3 or in Clause 11 because both the data exporter and the data importer have factually disappeared or ceased to exist in law or have become insolvent, the subprocessor agrees that the data subject may issue a claim against the data subprocessor with regard to its own processing operations under the Clauses as if it were the data exporter or the data importer, unless any successor entity has assumed the entire legal obligations of the data exporter or data importer by contract or by operation of law, in which case the data subject can enforce its rights against such entity. </text:p>
        </text:list-item>
        <text:list-item>
          <text:p text:style-name="P112">The liability of the subprocessor shall be limited to its own processing operations under the Clauses.</text:p>
        </text:list-item>
      </text:list>
      <text:p text:style-name="P13">Clause 7</text:p>
      <text:p text:style-name="P37">Mediation and jurisdiction</text:p>
      <text:p text:style-name="P37"/>
      <text:list text:style-name="L7">
        <text:list-item>
          <text:p text:style-name="P113">The data importer agrees that if the data subject invokes against it third-party beneficiary rights and/or claims compensation for damages under the Clauses, the data importer will accept the decision of the data subject:</text:p>
          <text:list>
            <text:list-item>
              <text:p text:style-name="P113">to refer the dispute to mediation, by an independent person or, where applicable, by the supervisory authority;</text:p>
            </text:list-item>
          </text:list>
          <text:list>
            <text:list-item>
              <text:p text:style-name="P113"><text:soft-page-break/>to refer the dispute to the courts in the Member State in which the data exporter is established.</text:p>
            </text:list-item>
          </text:list>
        </text:list-item>
        <text:list-item>
          <text:p text:style-name="P113">The parties agree that the choice made by the data subject will not prejudice its substantive or procedural rights to seek remedies in accordance with other provisions of national or international law.</text:p>
        </text:list-item>
      </text:list>
      <text:p text:style-name="P13">Clause 8</text:p>
      <text:p text:style-name="P37">Cooperation with supervisory authorities</text:p>
      <text:p text:style-name="P37"/>
      <text:list text:style-name="L8">
        <text:list-item>
          <text:p text:style-name="P114">The data exporter agrees to deposit a copy of this contract with the supervisory authority if it so requests or if such deposit is required under the applicable data protection law.</text:p>
        </text:list-item>
        <text:list-item>
          <text:p text:style-name="P114">The parties agree that the supervisory authority has the right to conduct an audit of the data importer, and of any subprocessor, which has the same scope and is subject to the same conditions as would apply to an audit of the data exporter under the applicable data protection law.</text:p>
        </text:list-item>
        <text:list-item>
          <text:p text:style-name="P114">The data importer shall promptly inform the data exporter about the existence of legislation applicable to it or any subprocessor preventing the conduct of an audit of the data importer, or any subprocessor, pursuant to paragraph 2. In such a case the data exporter shall be entitled to take the measures foreseen in Clause 5 (b).</text:p>
        </text:list-item>
      </text:list>
      <text:p text:style-name="P13">Clause 9</text:p>
      <text:p text:style-name="P37">Governing Law</text:p>
      <text:p text:style-name="P37"/>
      <text:p text:style-name="P51">The Clauses shall be governed by the law of the Member State in which the data exporter is established.</text:p>
      <text:p text:style-name="P15">Clause 10</text:p>
      <text:p text:style-name="P37">Variation of the contract</text:p>
      <text:p text:style-name="P37"/>
      <text:p text:style-name="P51">The parties undertake not to vary or modify the Clauses. This does not preclude the parties from adding clauses on business related issues where required as long as they do not contradict the Clause.</text:p>
      <text:p text:style-name="P13">Clause 11</text:p>
      <text:p text:style-name="P37">Subprocessing</text:p>
      <text:p text:style-name="P37"/>
      <text:list text:style-name="L9">
        <text:list-item>
          <text:p text:style-name="P115">The data importer shall not subcontract any of its processing operations performed on behalf of the data exporter under the Clauses without the prior written consent of the data exporter. Where the data importer subcontracts its obligations under the Clauses, with the consent of the data exporter, it shall do so only by way of a written agreement with the subprocessor which imposes the same obligations on the subprocessor as are imposed on the data importer under the Clauses. Where the subprocessor fails to fulfil its data protection obligations under such written <text:soft-page-break/>agreement the data importer shall remain fully liable to the data exporter for the performance of the subprocessor's obligations under such agreement. </text:p>
        </text:list-item>
        <text:list-item>
          <text:p text:style-name="P115">The prior written contract between the data importer and the subprocessor shall also provide for a third-party beneficiary clause as laid down in Clause 3 for cases where the data subject is not able to bring the claim for compensation referred to in paragraph 1 of Clause 6 against the data exporter or the data importer because they have factually disappeared or have ceased to exist in law or have become insolvent and no successor entity has assumed the entire legal obligations of the data exporter or data importer by contract or by operation of law. Such third-party liability of the subprocessor shall be limited to its own processing operations under the Clauses.</text:p>
        </text:list-item>
        <text:list-item text:start-value="1">
          <text:p text:style-name="P115">The provisions relating to data protection aspects for subprocessing of the contract referred to in paragraph 1 shall be governed by the law of the Member State in which the data exporter is Clause 11established.</text:p>
        </text:list-item>
        <text:list-item>
          <text:p text:style-name="P115">The data exporter shall keep a list of subprocessing agreements concluded under the Clauses and notified by the data importer pursuant to Clause 5 (j), which shall be updated at least once a year. The list shall be available to the data exporter's data protection supervisory authority. </text:p>
        </text:list-item>
      </text:list>
      <text:p text:style-name="P13">Clause 12</text:p>
      <text:p text:style-name="P37">Obligation after the termination of personal data processing services</text:p>
      <text:p text:style-name="P37"/>
      <text:list text:style-name="L10">
        <text:list-item>
          <text:p text:style-name="P116">The parties agree that on the termination of the provision of data processing services, the data importer and the subprocessor shall, at the choice of the data exporter, return all the personal data transferred and the copies thereof to the data exporter or shall destroy all the personal data and certify to the data exporter that it has done so, unless legislation imposed upon the data importer prevents it from returning or destroying all or part of the personal data transferred. In that case, the data importer warrants that it will guarantee the confidentiality of the personal data transferred and will not actively process the personal data transferred anymore.</text:p>
        </text:list-item>
        <text:list-item>
          <text:p text:style-name="P116">The data importer and the subprocessor warrant that upon request of the data exporter and/or of the supervisory authority, it will submit its data processing facilities for an audit of the measures referred to in paragraph 1.</text:p>
        </text:list-item>
      </text:list>
      <text:p text:style-name="P33"/>
      <text:p text:style-name="P32"/>
      <text:p text:style-name="P43"><text:span text:style-name="T10"/></text:p>
      <text:p text:style-name="P44"><text:span text:style-name="T10">On </text:span><text:span text:style-name="T9">behalf</text:span><text:span text:style-name="T10"> of the data exporter:</text:span></text:p>
      <text:p text:style-name="P32"/>
      <text:p text:style-name="P32">Name (written out in full): </text:p>
      <text:p text:style-name="P32"/>
      <text:p text:style-name="P40">___________________________________</text:p>
      <text:p text:style-name="P32">Position: </text:p>
      <text:p text:style-name="P32"/>
      <text:p text:style-name="P40">___________________________________</text:p>
      <text:p text:style-name="P32">Address: </text:p>
      <text:p text:style-name="P43"/>
      <text:p text:style-name="P43"/>
      <text:p text:style-name="P40">___________________________________</text:p>
      <text:p text:style-name="P32">Signature:</text:p>
      <text:p text:style-name="P40"/>
      <text:p text:style-name="P40"/>
      <text:p text:style-name="P35"/>
      <text:p text:style-name="P28"/>
      <text:p text:style-name="P28"/>
      <text:p text:style-name="P28"/>
      <text:p text:style-name="P28"/>
      <text:p text:style-name="P28">On behalf of the data importer:</text:p>
      <text:p text:style-name="P28"/>
      <text:p text:style-name="P41"><text:span text:style-name="T10">Name (written out in full):</text:span><text:span text:style-name="T8"> </text:span></text:p>
      <text:p text:style-name="P35">Dr.-Ing. Mario Heiderich, Cure53</text:p>
      <text:p text:style-name="P28"/>
      <text:p text:style-name="P41"><text:span text:style-name="T10">Position:</text:span><text:span text:style-name="T8"> </text:span></text:p>
      <text:p text:style-name="P35">Director</text:p>
      <text:p text:style-name="P28"/>
      <text:p text:style-name="P41"><text:span text:style-name="T10">Address: </text:span><text:span text:style-name="T8"><text:line-break/></text:span><text:span text:style-name="T27">Wilmersdorfer</text:span><text:span text:style-name="T8"> Str. 1</text:span><text:span text:style-name="T27">06</text:span></text:p>
      <text:p text:style-name="P35">D-10<text:span text:style-name="T113">62</text:span>9 Berlin, Germany</text:p>
      <text:p text:style-name="P28"/>
      <text:p text:style-name="P28">Signature:</text:p>
      <text:p text:style-name="P35"/>
      <text:p text:style-name="P35"/>
      <text:p text:style-name="P35"/>
      <text:p text:style-name="P35"><text:bookmark text:name="_GoBack"/>___________________________________</text:p>
      <text:p text:style-name="P18">Appendix 1 to the Standard Contractual Clauses</text:p>
      <text:p text:style-name="P51">This Appendix forms part of the Clauses and must be completed and signed by the parties The Member States may complete or specify, according to their national procedures, any additional necessary information to be contained in this Appendix</text:p>
      <text:p text:style-name="P25"/>
      <text:p text:style-name="P30">Data exporter</text:p>
      <text:p text:style-name="P35">The data exporter is: </text:p>
      <text:p text:style-name="P35"/>
      <text:p text:style-name="P62">______________________________________</text:p>
      <text:p text:style-name="P35"/>
      <text:p text:style-name="P30">Data importer</text:p>
      <text:p text:style-name="P35">The data importer is: </text:p>
      <text:p text:style-name="P36">Dr.-Ing. Mario Heiderich, <text:span text:style-name="T89">Cure53</text:span></text:p>
      <text:p text:style-name="P35"/>
      <text:p text:style-name="P30">Data subjects</text:p>
      <text:p text:style-name="P53">The personal data transferred concern the following categories of data subjects:</text:p>
      <text:p text:style-name="P53"/>
      <text:p text:style-name="P95">The personal data transferred concern the following categories of data subjects:</text:p>
      <text:p text:style-name="P95">Client source code, production system user information, e-mail addresses, mailing lists,</text:p>
      <text:p text:style-name="P95">customer information (name, address, occupation, phone number, e-mail address)</text:p>
      <text:p text:style-name="P35"/>
      <text:p text:style-name="P30">Categories of data</text:p>
      <text:p text:style-name="P53">The personal data transferred concern the following categories of data:</text:p>
      <text:p text:style-name="P53"/>
      <text:p text:style-name="P96">The personal data transferred concern the following categories of data:</text:p>
      <text:p text:style-name="P96">Client source code, production system user information, e-mail addresses, mailing lists,</text:p>
      <text:p text:style-name="P96">customer information (name, address, occupation, phone number, e-mail address)</text:p>
      <text:p text:style-name="P35"/>
      <text:p text:style-name="P30">Processing operations</text:p>
      <text:p text:style-name="P53">The personal data transferred will be subject to the following basic processing activities:</text:p>
      <text:p text:style-name="P53"/>
      <text:p text:style-name="P97">Transfer over encrypted transport layer onto encrypted storage media with privileged access.</text:p>
      <text:p text:style-name="P24"/>
      <text:p text:style-name="P24"/>
      <text:p text:style-name="P24"/>
      <text:p text:style-name="P24"/>
      <text:p text:style-name="P24"/>
      <text:p text:style-name="P24"/>
      <text:p text:style-name="P24"/>
      <text:p text:style-name="P24"/>
      <text:p text:style-name="P24"><text:soft-page-break/></text:p>
      <text:p text:style-name="P19">Appendix 2 to the Standard Contractual Clauses</text:p>
      <text:p text:style-name="P53">This Appendix forms part of the Clauses and must be completed and signed by the parties.</text:p>
      <text:p text:style-name="P53"/>
      <text:p text:style-name="P90">Description of the technical and organisational security measures implemented by the data importer in accordance with Clauses 4(d) and 5(c):</text:p>
      <text:p text:style-name="P59"/>
      <text:p text:style-name="P96">Full disk encryption (LUKS), mail encryption (PGP), controlled data access and storage environment (strong password policy). Hard drives are located in the residency of the data importer which is located on the <text:span text:style-name="T90">3rd</text:span> floor and only accessible via lift requiring an access token. The data importer is the only person with access and key possession to that residency.</text:p>
      <text:p text:style-name="P18">ANNEX 3: LIST OF MANDATED AUDITORS</text:p>
      <text:p text:style-name="P38"/>
      <text:p text:style-name="P92">Dr.-Ing. Mario Heiderich, Cure53</text:p>
      <text:p text:style-name="P92"><text:span text:style-name="T114">Wilmersdorfer</text:span> Str. 1<text:span text:style-name="T114">06</text:span></text:p>
      <text:p text:style-name="P92">D-10<text:span text:style-name="T114">62</text:span>9 Berlin, Germany</text:p>
      <text:p text:style-name="P92">Tel.: +49 1520 8675782</text:p>
      <text:p text:style-name="P92"/>
      <text:p text:style-name="P93"><text:s/>PSW GROUP GmbH &amp; Co. KG</text:p>
      <text:p text:style-name="P93">Flemingstraße 20-22</text:p>
      <text:p text:style-name="P93"><text:span text:style-name="T115">D-</text:span>36041 Fulda, <text:span text:style-name="T115">Germany</text:span></text:p>
      <text:p text:style-name="P94">Tel.: +49 661 48027610</text:p>
      <text:p text:style-name="P23"/>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DejaVu Sans" svg:font-family="'DejaVu Sans'" style:font-family-generic="system" style:font-pitch="variable"/>
    <style:font-face style:name="Georgia" svg:font-family="Georgia"/>
    <style:font-face style:name="Liberation Sans" svg:font-family="'Liberation Sans'" style:font-family-generic="swiss" style:font-pitch="variable"/>
    <style:font-face style:name="OpenSymbol" svg:font-family="OpenSymbol" style:font-charset="x-symbol"/>
    <style:font-face style:name="STZhongsong" svg:font-family="STZhongsong, 'MS Mincho'"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myList_20_3" style:display-name="myList 3" style:family="paragraph" style:parent-style-name="Standard" style:default-outline-level="">
      <style:paragraph-properties fo:margin-top="0.0417in" fo:margin-bottom="0in" style:contextual-spacing="false">
        <style:tab-stops>
          <style:tab-stop style:position="6.8909in" style:leader-style="dotted" style:leader-text="."/>
        </style:tab-stops>
      </style:paragraph-properties>
      <style:text-properties style:font-name="Tele-GroteskNor" fo:font-family="Tele-GroteskNor" style:font-family-generic="roman" style:font-pitch="variable" fo:font-size="11pt" style:font-size-asian="11pt" style:language-asian="zh" style:country-asian="CN" style:font-name-complex="Arial2" style:font-family-complex="Arial" style:font-family-generic-complex="system" style:font-pitch-complex="variable" style:font-size-complex="11pt"/>
    </style:style>
    <style:style style:name="Body_20_2" style:display-name="Body 2" style:family="paragraph" style:parent-style-name="Standard" style:default-outline-level="">
      <style:paragraph-properties fo:margin-left="0.4925in" fo:margin-right="0in" fo:margin-top="0in" fo:margin-bottom="0.1457in" style:contextual-spacing="false" fo:line-height="110%" fo:text-align="justify" style:justify-single-word="false" fo:text-indent="0in" style:auto-text-indent="false"/>
      <style:text-properties style:font-name="Arial" fo:font-family="Arial" style:font-family-generic="roman" style:font-pitch="variable" fo:font-size="10.5pt" style:font-size-asian="10.5pt" style:language-asian="zh" style:country-asian="CN" style:font-name-complex="Arial2" style:font-family-complex="Arial" style:font-family-generic-complex="system" style:font-pitch-complex="variable" style:font-size-complex="10.5pt"/>
    </style:style>
    <style:style style:name="House_20_Style_20_Base" style:display-name="House Style Base" style:family="paragraph">
      <style:paragraph-properties fo:margin-top="0in" fo:margin-bottom="0.1665in" style:contextual-spacing="false" fo:text-align="justify" style:justify-single-word="false" fo:orphans="2" fo:widows="2"/>
      <style:text-properties style:use-window-font-color="true" loext:opacity="0%" style:font-name="Times New Roman" fo:font-family="'Times New Roman'" style:font-family-generic="roman" style:font-pitch="variable" fo:font-size="11pt" style:font-name-asian="STZhongsong" style:font-family-asian="STZhongsong, 'MS Mincho'"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Margin_20_Text" style:display-name="Margin Text" style:family="paragraph" style:parent-style-name="House_20_Style_20_Base"/>
    <style:style style:name="Titre_20_article" style:display-name="Titre article" style:family="paragraph" style:parent-style-name="Standard" style:next-style-name="Standard">
      <style:paragraph-properties fo:margin-top="0.25in" fo:margin-bottom="0.0835in" style:contextual-spacing="false" fo:text-align="center" style:justify-single-word="false" fo:keep-with-next="always"/>
      <style:text-properties fo:font-size="12pt" fo:font-style="italic" style:font-name-asian="Times New Roman" style:font-family-asian="'Times New Roman'" style:font-family-generic-asian="roman" style:font-pitch-asian="variable" style:font-size-asian="12pt" style:font-style-asian="italic"/>
    </style:style>
    <style:style style:name="Point_20_0" style:display-name="Point 0" style:family="paragraph" style:parent-style-name="Standard">
      <style:paragraph-properties fo:margin-left="0.5902in" fo:margin-right="0in" fo:margin-top="0.0835in" fo:margin-bottom="0.0835in" style: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Manual_20_NumPar_20_1" style:display-name="Manual NumPar 1" style:family="paragraph" style:parent-style-name="Standard" style:next-style-name="Text_20_1">
      <style:paragraph-properties fo:margin-left="0.5902in" fo:margin-right="0in" fo:margin-top="0.0835in" fo:margin-bottom="0.0835in" style: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Text_20_1" style:display-name="Text 1" style:family="paragraph" style:parent-style-name="Standard">
      <style:paragraph-properties fo:margin-left="0.5902in" fo:margin-right="0in" fo:margin-top="0.0835in" fo:margin-bottom="0.0835in" style:contextual-spacing="false" fo:text-align="justify" style:justify-single-word="false" fo:text-indent="0in" style:auto-text-indent="false"/>
      <style:text-properties fo:font-size="12pt" style:font-name-asian="Times New Roman" style:font-family-asian="'Times New Roman'" style:font-family-generic-asian="roman" style:font-pitch-asian="variable" style:font-size-asian="12pt"/>
    </style:style>
    <style:style style:name="Point_20_1" style:display-name="Point 1" style:family="paragraph" style:parent-style-name="Standard">
      <style:paragraph-properties fo:margin-left="0.9839in" fo:margin-right="0in" fo:margin-top="0.0835in" fo:margin-bottom="0.0835in" style:contextual-spacing="false" fo:text-align="justify" style:justify-single-word="false" fo:text-indent="-0.3937in" style:auto-text-indent="false"/>
      <style:text-properties fo:font-size="12pt" style:font-name-asian="Times New Roman" style:font-family-asian="'Times New Roman'" style:font-family-generic-asian="roman" style:font-pitch-asian="variable" style:font-size-asian="12pt"/>
    </style:style>
    <style:style style:name="Normal_20_Right" style:display-name="Normal Right" style:family="paragraph" style:parent-style-name="Standard">
      <style:paragraph-properties fo:margin-top="0.0835in" fo:margin-bottom="0.0835in" style:contextual-spacing="false" fo:text-align="end" style:justify-single-word="false"/>
      <style:text-properties fo:font-size="12pt" style:font-name-asian="Times New Roman" style:font-family-asian="'Times New Roman'" style:font-family-generic-asian="roman" style:font-pitch-asian="variable" style:font-size-asian="12pt"/>
    </style:style>
    <style:style style:name="Annexe_20_titre_20__28_acte_29_" style:display-name="Annexe titre (acte)" style:family="paragraph" style:parent-style-name="Standard" style:next-style-name="Standard">
      <style:paragraph-properties fo:margin-top="0.0835in" fo:margin-bottom="0.0835in" style:contextual-spacing="false" fo:text-align="center" style:justify-single-word="false"/>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loext:num-list-format="%1%" text:bullet-char="●">
        <style:list-level-properties text:space-before="0.25in" text:min-label-width="0.25in"/>
      </text:list-level-style-bullet>
      <text:list-level-style-bullet text:level="2" text:style-name="List9Level1" loext:num-list-format="%2%" text:bullet-char="○">
        <style:list-level-properties text:space-before="0.75in" text:min-label-width="0.25in"/>
      </text:list-level-style-bullet>
      <text:list-level-style-bullet text:level="3" text:style-name="List9Level2" loext:num-list-format="%3%" text:bullet-char="■">
        <style:list-level-properties text:space-before="1.3748in" text:min-label-width="0.1252in"/>
      </text:list-level-style-bullet>
      <text:list-level-style-bullet text:level="4" text:style-name="List9Level3" loext:num-list-format="%4%" text:bullet-char="●">
        <style:list-level-properties text:space-before="1.75in" text:min-label-width="0.25in"/>
      </text:list-level-style-bullet>
      <text:list-level-style-bullet text:level="5" text:style-name="List9Level4" loext:num-list-format="%5%" text:bullet-char="○">
        <style:list-level-properties text:space-before="2.25in" text:min-label-width="0.25in"/>
      </text:list-level-style-bullet>
      <text:list-level-style-bullet text:level="6" text:style-name="List9Level5" loext:num-list-format="%6%" text:bullet-char="■">
        <style:list-level-properties text:space-before="2.8748in" text:min-label-width="0.1252in"/>
      </text:list-level-style-bullet>
      <text:list-level-style-bullet text:level="7" text:style-name="List9Level6" loext:num-list-format="%7%" text:bullet-char="●">
        <style:list-level-properties text:space-before="3.25in" text:min-label-width="0.25in"/>
      </text:list-level-style-bullet>
      <text:list-level-style-bullet text:level="8" text:style-name="List9Level7" loext:num-list-format="%8%" text:bullet-char="○">
        <style:list-level-properties text:space-before="3.75in" text:min-label-width="0.25in"/>
      </text:list-level-style-bullet>
      <text:list-level-style-bullet text:level="9" text:style-name="List9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style:list-level-properties text:space-before="0.25in" text:min-label-width="0.25in"/>
      </text:list-level-style-number>
      <text:list-level-style-bullet text:level="2" text:style-name="List10Level1" loext:num-list-format="%2%" text:bullet-char="○">
        <style:list-level-properties text:space-before="0.75in" text:min-label-width="0.25in"/>
      </text:list-level-style-bullet>
      <text:list-level-style-bullet text:level="3" text:style-name="List10Level2" loext:num-list-format="%3%" text:bullet-char="■">
        <style:list-level-properties text:space-before="1.3748in" text:min-label-width="0.1252in"/>
      </text:list-level-style-bullet>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loext:num-list-format="%1%" text:bullet-char="●">
        <style:list-level-properties text:space-before="0.25in" text:min-label-width="0.75in"/>
      </text:list-level-style-bullet>
      <text:list-level-style-bullet text:level="2" text:style-name="List13Level1" loext:num-list-format="%2%" text:bullet-char="○">
        <style:list-level-properties text:space-before="0.75in" text:min-label-width="0.75in"/>
      </text:list-level-style-bullet>
      <text:list-level-style-bullet text:level="3" text:style-name="List13Level2" loext:num-list-format="%3%" text:bullet-char="■">
        <style:list-level-properties text:space-before="1.3748in" text:min-label-width="0.6252in"/>
      </text:list-level-style-bullet>
      <text:list-level-style-bullet text:level="4" text:style-name="List13Level3" loext:num-list-format="%4%" text:bullet-char="●">
        <style:list-level-properties text:space-before="1.75in" text:min-label-width="0.75in"/>
      </text:list-level-style-bullet>
      <text:list-level-style-bullet text:level="5" text:style-name="List13Level4" loext:num-list-format="%5%" text:bullet-char="○">
        <style:list-level-properties text:space-before="2.25in" text:min-label-width="0.75in"/>
      </text:list-level-style-bullet>
      <text:list-level-style-bullet text:level="6" text:style-name="List13Level5" loext:num-list-format="%6%" text:bullet-char="■">
        <style:list-level-properties text:space-before="2.8748in" text:min-label-width="0.6252in"/>
      </text:list-level-style-bullet>
      <text:list-level-style-bullet text:level="7" text:style-name="List13Level6" loext:num-list-format="%7%" text:bullet-char="●">
        <style:list-level-properties text:space-before="3.25in" text:min-label-width="0.75in"/>
      </text:list-level-style-bullet>
      <text:list-level-style-bullet text:level="8" text:style-name="List13Level7" loext:num-list-format="%8%" text:bullet-char="○">
        <style:list-level-properties text:space-before="3.75in" text:min-label-width="0.75in"/>
      </text:list-level-style-bullet>
      <text:list-level-style-bullet text:level="9" text:style-name="List13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1bf8e52"/>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1bf8e52"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1bf8e52" style:font-size-asian="8pt" style:font-name-complex="Arial2"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1c17d6d"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1c17d6d"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1c17d6d" style:font-size-asian="9pt" style:font-size-complex="9pt"/>
    </style:style>
    <style:style style:name="MP10"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1c17d6d" style:font-size-asian="10pt" style:font-size-complex="10pt"/>
    </style:style>
    <style:style style:name="MT1" style:family="text">
      <style:text-properties fo:color="#000000" loext:opacity="100%" style:font-name="Arial" fo:letter-spacing="-0.0008in" fo:font-weight="bold" style:font-weight-asian="bold" style:font-name-complex="Arial2"/>
    </style:style>
    <style:style style:name="MT2" style:family="text">
      <style:text-properties fo:color="#000000" loext:opacity="100%" style:font-name="Arial" fo:font-weight="bold" style:font-weight-asian="bold" style:font-name-complex="Arial2"/>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5083in" style:dynamic-spacing="tru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20"><draw:image xlink:href="Pictures/100000010000033A000000B640D03B50.png" xlink:type="simple" xlink:show="embed" xlink:actuate="onLoad" draw:mime-type="image/png"/></draw:frame></text:p>
            </table:table-cell>
            <table:table-cell table:style-name="Table3.A1" office:value-type="string">
              <text:p text:style-name="MP2"><draw:custom-shape text:anchor-type="paragraph" draw:z-index="41"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62"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5-05-30T17:18:10.047792973">May 30, 25</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21</text:page-number>/<text:page-count>21</text:page-count></text:p>
            </table:table-cell>
          </table:table-row>
        </table:table>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2</meta:editing-cycles>
    <meta:editing-duration>PT44S</meta:editing-duration>
    <meta:creation-date>2025-05-30T17:17:59.763545983</meta:creation-date>
    <dc:date>2025-05-30T17:18:00.719302562</dc:date>
    <meta:document-statistic meta:table-count="2" meta:image-count="1" meta:object-count="0" meta:page-count="21" meta:paragraph-count="285" meta:word-count="6955" meta:character-count="43948" meta:non-whitespace-character-count="37296"/>
  </office:meta>
</office:document-meta>
</file>